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ce style:name="Times-Roman" svg:font-family="Times-Roman" style:font-family-generic="roman"/>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0.8925in"/>
    </style:style>
    <style:style style:name="co2" style:family="table-column">
      <style:table-column-properties fo:break-before="auto" style:column-width="7.2752in"/>
    </style:style>
    <style:style style:name="co4" style:family="table-column">
      <style:table-column-properties fo:break-before="auto" style:column-width="3.7457in"/>
    </style:style>
    <style:style style:name="ro4" style:family="table-row">
      <style:table-row-properties style:row-height="0.178in" fo:break-before="auto" style:use-optimal-row-height="true"/>
    </style:style>
    <style:style style:name="ro2" style:family="table-row">
      <style:table-row-properties style:row-height="0.1945in" fo:break-before="auto" style:use-optimal-row-height="true"/>
    </style:style>
    <style:style style:name="ro3" style:family="table-row">
      <style:table-row-properties style:row-height="0.2071in" fo:break-before="auto" style:use-optimal-row-height="true"/>
    </style:style>
    <style:style style:name="ro5" style:family="table-row">
      <style:table-row-properties style:row-height="0.2173in" fo:break-before="auto" style:use-optimal-row-height="true"/>
    </style:style>
    <style:style style:name="ro6" style:family="table-row">
      <style:table-row-properties style:row-height="0.1862in" fo:break-before="auto" style:use-optimal-row-height="true"/>
    </style:style>
    <style:style style:name="ro7" style:family="table-row">
      <style:table-row-properties style:row-height="0.3311in" fo:break-before="auto" style:use-optimal-row-height="true"/>
    </style:style>
    <style:style style:name="ro8" style:family="table-row">
      <style:table-row-properties style:row-height="0.1965in" fo:break-before="auto" style:use-optimal-row-height="true"/>
    </style:style>
    <style:style style:name="ro9" style:family="table-row">
      <style:table-row-properties style:row-height="0.3417in" fo:break-before="auto" style:use-optimal-row-height="true"/>
    </style:style>
    <style:style style:name="ro10" style:family="table-row">
      <style:table-row-properties style:row-height="0.6634in" fo:break-before="auto" style:use-optimal-row-height="true"/>
    </style:style>
    <style:style style:name="ro11" style:family="table-row">
      <style:table-row-properties style:row-height="0.3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font-name="Times-Roman" fo:font-size="11pt" fo:language="en" fo:country="US" fo:font-style="normal" fo:text-shadow="none" style:text-underline-style="none" fo:font-weight="normal" style:text-underline-mode="continuous" style:text-overline-mode="continuous" style:text-line-through-mode="continuous" style:font-name-asian="Times-Roman"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text-outline="false" style:text-line-through-style="none"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color="#1a1718" style:text-outline="false" style:text-line-through-style="none" style:font-name="Helvetica" fo:font-size="8pt" fo:language="en" fo:country="US" fo:font-style="normal" fo:text-shadow="none" style:text-underline-style="none" fo:font-weight="bold" style:text-underline-mode="continuous" style:text-overline-mode="continuous" style:text-line-through-mode="continuous" style:font-name-asian="Helvetica" style:font-size-asian="8pt" style:language-asian="en" style:country-asian="US" style:font-style-asian="normal" style:font-weight-asian="bold" style:font-size-complex="4.55000019073486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ext-properties fo:color="#000000"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fo:color="#000000" style:font-name="Helvetica" fo:font-size="9pt" fo:language="en" fo:country="US" style:font-name-asian="Helvetica" style:font-size-asian="9pt" style:language-asian="en" style:country-asian="US" style:font-name-complex="Helvetica" style:font-size-complex="5.09999990463257pt" style:language-complex="en" style:country-complex="US"/>
    </style:style>
    <style:style style:name="ce7" style:family="table-cell" style:parent-style-name="Default">
      <style:text-properties fo:color="#1a1718" style:text-outline="false" style:text-line-through-style="none" style:font-name="Helvetica" fo:font-size="8.5pt" fo:language="en" fo:country="US" fo:font-style="normal" fo:text-shadow="none" style:text-underline-style="none" fo:font-weight="normal" style:text-underline-mode="continuous" style:text-overline-mode="continuous" style:text-line-through-mode="continuous" style:font-name-asian="Helvetica" style:font-size-asian="8.5pt" style:language-asian="en" style:country-asian="US" style:font-style-asian="normal" style:font-weight-asian="normal" style:font-size-complex="4.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fo:color="#000000" style:font-name="Times-Roman" fo:language="en" fo:country="US" style:font-name-asian="Times-Roman" style:language-asian="en" style:country-asian="US" style:font-name-complex="Times-Roman" style:font-size-complex="5.65000009536743pt" style:language-complex="en" style:country-complex="US"/>
    </style:style>
    <style:style style:name="ce9" style:family="table-cell" style:parent-style-name="Default">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fo:color="#000000" fo:language="en" fo:country="US" style:language-asian="en" style:country-asian="US" style:font-size-complex="5.65000009536743pt" style:language-complex="en" style:country-complex="US"/>
    </style:style>
    <style:style style:name="ce11" style:family="table-cell" style:parent-style-name="Default">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style:text-outline="false" style:text-line-through-style="none" style:font-name="Times-Roman" fo:language="en" fo:country="US" fo:font-style="normal" fo:text-shadow="none" style:text-underline-style="none" fo:font-weight="normal" style:text-underline-mode="continuous" style:text-overline-mode="continuous" style:text-line-through-mode="continuous" style:font-name-asian="Times-Roman"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ext-properties fo:color="#000000"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ext-properties fo:color="#1a1818" style:text-outline="false" style:text-line-through-style="none" style:font-name="Helvetica" fo:font-size="7.5pt" fo:language="en" fo:country="US" fo:font-style="normal" fo:text-shadow="none" style:text-underline-style="none" fo:font-weight="bold" style:text-underline-mode="continuous" style:text-overline-mode="continuous" style:text-line-through-mode="continuous" style:font-name-asian="Helvetica" style:font-size-asian="7.5pt" style:language-asian="en" style:country-asian="US" style:font-style-asian="normal" style:font-weight-asian="bold" style:font-size-complex="4.25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ext-properties fo:color="#000000" fo:language="en" fo:country="US" style:language-asian="en" style:country-asian="US" style:language-complex="en" style:country-complex="US"/>
    </style:style>
    <style:style style:name="ce16" style:family="table-cell" style:parent-style-name="Default">
      <style:text-properties fo:color="#000000" style:font-name="Times-Roman" fo:language="en" fo:country="US" style:font-name-asian="Times-Roman" style:language-asian="en" style:country-asian="US" style:font-name-complex="Times-Roman" style:language-complex="en" style:country-complex="US"/>
    </style:style>
    <style:style style:name="ce17" style:family="table-cell" style:parent-style-name="Default">
      <style:text-properties fo:color="#1a1718" style:text-outline="false" style:text-line-through-style="none" style:font-name="Helvetica" fo:language="en" fo:country="US" fo:font-style="normal" fo:text-shadow="none" style:text-underline-style="none" fo:font-weight="normal" style:text-underline-mode="continuous" style:text-overline-mode="continuous" style:text-line-through-mode="continuous" style:font-name-asian="Helvetica"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fo:color="#000000" style:text-outline="false" style:text-line-through-style="none" style:font-name="Times-Roman" fo:language="en" fo:country="US" fo:font-style="normal" fo:text-shadow="none" style:text-underline-style="none" fo:font-weight="normal" style:text-underline-mode="continuous" style:text-overline-mode="continuous" style:text-line-through-mode="continuous" style:font-name-asian="Times-Roman" style:language-asian="en" style:country-asian="US" style:font-style-asian="normal" style:font-weight-asian="normal" style:font-name-complex="Times-Roman"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9999980926514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fo:color="#1a1818" style:text-outline="false" style:text-line-through-style="none" style:font-name="Helvetica" fo:font-size="7.5pt" fo:language="en" fo:country="US" fo:font-style="normal" fo:text-shadow="none" style:text-underline-style="none" fo:font-weight="normal" style:text-underline-mode="continuous" style:text-overline-mode="continuous" style:text-line-through-mode="continuous" style:font-name-asian="Helvetica" style:font-size-asian="7.5pt" style:language-asian="en" style:country-asian="US" style:font-style-asian="normal" style:font-weight-asian="normal" style:font-size-complex="4.25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style:style style:name="T1" style:family="text">
      <style:text-properties fo:color="#000000" style:font-name="Times-Roman" fo:font-size="11pt" style:font-name-asian="Times-Roman" style:font-size-asian="11pt" style:font-name-complex="Times-Roman" style:font-size-complex="6.30000019073486pt"/>
    </style:style>
    <style:style style:name="T2" style:family="text">
      <style:text-properties fo:color="#000000" style:font-name="Symbol" fo:font-size="11pt" style:font-name-asian="Symbol" style:font-size-asian="11pt" style:font-name-complex="Symbol" style:font-size-complex="6.30000019073486pt"/>
    </style:style>
    <style:style style:name="T3" style:family="text">
      <style:text-properties fo:color="#000000" style:font-name="Times-Roman" fo:font-size="10pt" style:font-name-asian="Times-Roman" style:font-size-asian="10pt" style:font-name-complex="Times-Roman" style:font-size-complex="5.69999980926514pt"/>
    </style:style>
    <style:style style:name="T4" style:family="text">
      <style:text-properties fo:color="#000000" style:font-name="Symbol" fo:font-size="7.5pt" style:font-name-asian="Symbol" style:font-size-asian="7.5pt" style:font-name-complex="Symbol" style:font-size-complex="4.30000019073486pt"/>
    </style:style>
    <style:style style:name="T5" style:family="text">
      <style:text-properties fo:color="#000000" style:font-name="Symbol" fo:font-size="10pt" style:font-name-asian="Symbol" style:font-size-asian="10pt" style:font-name-complex="Symbol" style:font-size-complex="5.69999980926514pt"/>
    </style:style>
    <style:style style:name="T6" style:family="text">
      <style:text-properties fo:color="#000000" style:font-name="Helvetica" fo:font-size="8.5pt" style:font-name-asian="Helvetica" style:font-size-asian="8.5pt" style:font-name-complex="Helvetica" style:font-size-complex="4.80000019073486pt"/>
    </style:style>
    <style:style style:name="T7" style:family="text">
      <style:text-properties fo:color="#000000" style:font-name="Times-Roman" fo:font-size="7.5pt" style:font-name-asian="Times-Roman" style:font-size-asian="7.5pt" style:font-name-complex="Times-Roman" style:font-size-complex="4.30000019073486pt"/>
    </style:style>
    <style:style style:name="T8" style:family="text">
      <style:text-properties fo:color="#000000" style:font-name="Times-Roman" fo:font-size="8pt" style:font-name-asian="Times-Roman" style:font-size-asian="8pt" style:font-name-complex="Times-Roman" style:font-size-complex="4.59999990463257pt"/>
    </style:style>
    <style:style style:name="T9" style:family="text">
      <style:text-properties fo:color="#1a1718" style:font-name="Helvetica" fo:font-size="8pt" style:font-name-asian="Helvetica" style:font-size-asian="8pt" style:font-name-complex="Helvetica" style:font-size-complex="4.59999990463257pt"/>
    </style:style>
    <style:style style:name="T10" style:family="text">
      <style:text-properties fo:color="#1a1718" style:font-name="Helvetica" fo:font-size="6pt" style:font-name-asian="Helvetica" style:font-size-asian="6pt" style:font-name-complex="Helvetica" style:font-size-complex="3.40000009536743pt"/>
    </style:style>
    <style:style style:name="T11" style:family="text">
      <style:text-properties fo:color="#000000" style:font-name="Times-Roman" style:font-name-asian="Times-Roman" style:font-name-complex="Times-Roman" style:font-size-complex="5.69999980926514pt"/>
    </style:style>
    <style:style style:name="T12" style:family="text">
      <style:text-properties style:font-name="Times-Roman" style:font-name-asian="Times-Roman" style:font-size-asian="10pt" style:font-name-complex="Times-Roman" style:font-size-complex="5.69999980926514pt"/>
    </style:style>
    <style:style style:name="T13" style:family="text">
      <style:text-properties style:font-name="Symbol" style:font-name-asian="Symbol" style:font-size-asian="10pt" style:font-name-complex="Symbol" style:font-size-complex="5.69999980926514pt"/>
    </style:style>
    <style:style style:name="T14" style:family="text">
      <style:text-properties fo:font-size="12pt"/>
    </style:style>
    <style:style style:name="T15" style:family="text">
      <style:text-properties fo:color="#000000" fo:font-size="12pt" style:font-name-asian="Times-Roman" style:font-size-asian="10pt" style:font-name-complex="Times-Roman" style:font-size-complex="5.69999980926514pt"/>
    </style:style>
  </office:automatic-styles>
  <office:body>
    <office:spreadsheet>
      <table:table table:name="Sheet1" table:style-name="ta1" table:print="false">
        <table:table-column table:style-name="co2" table:default-cell-style-name="ce4"/>
        <table:table-column table:style-name="co4" table:default-cell-style-name="ce4"/>
        <table:table-row table:style-name="ro2">
          <table:table-cell table:style-name="ce1" office:value-type="string">
            <text:p>Biochemistry</text:p>
          </table:table-cell>
          <table:table-cell table:style-name="ce1"/>
        </table:table-row>
        <table:table-row table:style-name="ro2">
          <table:table-cell table:style-name="ce1" office:value-type="string">
            <text:p>Full-term neonate of an uneventful delivery becomes mentally retarded and hyperactive and has a musty odor.</text:p>
          </table:table-cell>
          <table:table-cell table:style-name="ce1" office:value-type="string">
            <text:p>PKU.</text:p>
          </table:table-cell>
        </table:table-row>
        <table:table-row table:style-name="ro3">
          <table:table-cell table:style-name="ce1" office:value-type="string">
            <text:p>tressed executive comes home from work, consumes 7 or 8 martinis in rapid succession before dinner, and becomes hypoglycemic.</text:p>
          </table:table-cell>
          <table:table-cell table:style-name="ce15" office:value-type="string">
            <text:p><text:span text:style-name="T1">NADH </text:span><text:span text:style-name="T5">↑ </text:span><text:span text:style-name="T1">prevents gluconeogenesis by shunting pyruvate and oxaloacetate to lactate and malate.</text:span></text:p>
          </table:table-cell>
        </table:table-row>
        <table:table-row table:style-name="ro5">
          <table:table-cell table:style-name="ce2" office:value-type="string">
            <text:p><text:span text:style-name="T1">2-year-old girl has an </text:span><text:span text:style-name="T2">↑ </text:span><text:span text:style-name="T1">in abdominal girth, failure to thrive, and skin and hair depigmentation.</text:span></text:p>
          </table:table-cell>
          <table:table-cell table:style-name="ce1" office:value-type="string">
            <text:p>Kwashiorkor.</text:p>
          </table:table-cell>
        </table:table-row>
        <table:table-row table:style-name="ro3">
          <table:table-cell table:style-name="ce1" office:value-type="string">
            <text:p>Alcoholic develops a rash, diarrhea, and altered mental status.</text:p>
          </table:table-cell>
          <table:table-cell table:style-name="ce16" office:value-type="string">
            <text:p><text:span text:style-name="T1">Vitamin B</text:span><text:span text:style-name="T8">3 </text:span><text:span text:style-name="T1">(pellagra).</text:span></text:p>
          </table:table-cell>
        </table:table-row>
        <table:table-row table:style-name="ro3">
          <table:table-cell table:style-name="ce1" office:value-type="string">
            <text:p>1-year-old man has black spots in his sclera and has noted that his urine turns black upon standing.</text:p>
          </table:table-cell>
          <table:table-cell table:style-name="ce1" office:value-type="string">
            <text:p>Alkaptonuria.</text:p>
          </table:table-cell>
        </table:table-row>
        <table:table-row table:style-name="ro3">
          <table:table-cell table:style-name="ce1" office:value-type="string">
            <text:p>25-year-old man complains of severe chest pain and has xanthomas of his Achilles tendons.</text:p>
          </table:table-cell>
          <table:table-cell table:style-name="ce1" office:value-type="string">
            <text:p>Familial hypercholesterolemia; LDL receptor.</text:p>
          </table:table-cell>
        </table:table-row>
        <table:table-row table:style-name="ro2">
          <table:table-cell table:style-name="ce1" office:value-type="string">
            <text:p>2 parents with albinism have a son who is normal.</text:p>
          </table:table-cell>
          <table:table-cell table:style-name="ce1" office:value-type="string">
            <text:p>Locus heterogeneity.</text:p>
          </table:table-cell>
        </table:table-row>
        <table:table-row table:style-name="ro3">
          <table:table-cell table:style-name="ce1" office:value-type="string">
            <text:p>Child exhibits weakness and enlarged calves.</text:p>
          </table:table-cell>
          <table:table-cell table:style-name="ce1" office:value-type="string">
            <text:p>Duchenne’s muscular dystrophy; X-linked recessive.</text:p>
          </table:table-cell>
        </table:table-row>
        <table:table-row table:style-name="ro3">
          <table:table-cell table:style-name="ce1" office:value-type="string">
            <text:p>40-year-old man has chronic pancreatitis with pancreatic insufficiency.</text:p>
          </table:table-cell>
          <table:table-cell table:style-name="ce1" office:value-type="string">
            <text:p>A, D, E, and K.</text:p>
          </table:table-cell>
        </table:table-row>
        <table:table-row table:style-name="ro4">
          <table:table-cell table:style-name="ce3" office:value-type="string">
            <text:p>metabolic vitamin </text:p>
          </table:table-cell>
          <table:table-cell table:style-name="ce17" office:value-type="string">
            <text:p><text:span text:style-name="T9">Thiamine –– B</text:span><text:span text:style-name="T10">1 </text:span><text:span text:style-name="T9">– Riboflavin –– B</text:span><text:span text:style-name="T10">2 </text:span><text:span text:style-name="T9">– Niacin –– B</text:span><text:span text:style-name="T10">3 </text:span><text:span text:style-name="T9">–Pantothenic acid––B</text:span><text:span text:style-name="T10">5 </text:span><text:span text:style-name="T9">– Pyridoxine –– B</text:span><text:span text:style-name="T10">6 </text:span><text:span text:style-name="T9">– Biotin</text:span></text:p>
          </table:table-cell>
        </table:table-row>
        <table:table-row table:style-name="ro4">
          <table:table-cell table:style-name="Default" office:value-type="string">
            <text:p>water soluble vitamin </text:p>
          </table:table-cell>
          <table:table-cell table:style-name="ce12" office:value-type="string">
            <text:p><text:span text:style-name="T3">B</text:span><text:span text:style-name="T7">1 </text:span><text:span text:style-name="T3">(thiamine: TPP) B</text:span><text:span text:style-name="T7">2 </text:span><text:span text:style-name="T3">(riboflavin: FAD, FMN) B</text:span><text:span text:style-name="T7">3 </text:span><text:span text:style-name="T3">(niacin: NAD</text:span><text:span text:style-name="T7">+</text:span><text:span text:style-name="T3">) B</text:span><text:span text:style-name="T7">5 </text:span><text:span text:style-name="T3">(pantothenic acid: CoA) B</text:span><text:span text:style-name="T7">6 </text:span><text:span text:style-name="T3">(pyridoxine: PLP) B</text:span><text:span text:style-name="T7">12 </text:span><text:span text:style-name="T3">(cobalamin) C (ascorbic acid) Biotin Folate</text:span></text:p>
          </table:table-cell>
        </table:table-row>
        <table:table-row table:style-name="ro4">
          <table:table-cell office:value-type="string">
            <text:p>Dry beriberi</text:p>
          </table:table-cell>
          <table:table-cell office:value-type="string">
            <text:p>olyneuritis,symmetrical muscle wasting.</text:p>
          </table:table-cell>
        </table:table-row>
        <table:table-row table:style-name="ro4">
          <table:table-cell office:value-type="string">
            <text:p>Wet beriberi</text:p>
          </table:table-cell>
          <table:table-cell office:value-type="string">
            <text:p>High-output, cardiac failure (dilated cardiomyopathy), edema</text:p>
          </table:table-cell>
        </table:table-row>
        <table:table-row table:style-name="ro6">
          <table:table-cell table:style-name="ce5" office:value-type="string">
            <text:p>Vitamin B1 (thiamine) function </text:p>
          </table:table-cell>
          <table:table-cell table:style-name="ce11" office:value-type="string">
            <text:p><text:span text:style-name="T3">In thiamine pyrophosphate, a cofactor for oxidative decarboxylation of </text:span><text:span text:style-name="T5">α</text:span><text:span text:style-name="T3">-ketoacids (pyruvate, </text:span><text:span text:style-name="T5">α</text:span><text:span text:style-name="T3">-ketoglutarate) and branched-chain AA dehydrogenase, and a cofactor for transketolase in the HMP shunt.</text:span></text:p>
          </table:table-cell>
        </table:table-row>
        <table:table-row table:style-name="ro4">
          <table:table-cell table:style-name="ce5" office:value-type="string">
            <text:p>Vitamin B2 (riboflavin)</text:p>
          </table:table-cell>
          <table:table-cell table:style-name="ce12" office:value-type="string">
            <text:p><text:span text:style-name="T3">Cofactor in oxidation and reduction (e.g., FADH</text:span><text:span text:style-name="T7">2</text:span><text:span text:style-name="T3">).</text:span></text:p>
          </table:table-cell>
        </table:table-row>
        <table:table-row table:style-name="ro4">
          <table:table-cell table:style-name="Default" office:value-type="string">
            <text:p>deficiency of B2</text:p>
          </table:table-cell>
          <table:table-cell office:value-type="string">
            <text:p>Angular stomatitis (inflammation of oral mucous linings), Cheilosis (inflammation of lips), Corneal vascularization.</text:p>
          </table:table-cell>
        </table:table-row>
        <table:table-row table:style-name="ro6">
          <table:table-cell table:style-name="ce5" office:value-type="string">
            <text:p>Vitamin B3 (niacin) deficiency </text:p>
          </table:table-cell>
          <table:table-cell table:style-name="ce9" office:value-type="string">
            <text:p><text:span text:style-name="T3">Niacin is made by the body from tryptophan. Synthesis requires B</text:span><text:span text:style-name="T7">6</text:span><text:span text:style-name="T3">. Pellagra can be caused by Hartnup disease (</text:span><text:span text:style-name="T5">↓ </text:span><text:span text:style-name="T3">tryptophan absorption), malignant carcinoid syndrome (</text:span><text:span text:style-name="T5">↑ </text:span><text:span text:style-name="T3">tryptophan metabolism), and INH (</text:span><text:span text:style-name="T5">↓ </text:span><text:span text:style-name="T3">vitamin B</text:span><text:span text:style-name="T7">6</text:span><text:span text:style-name="T3">).</text:span></text:p>
          </table:table-cell>
        </table:table-row>
        <table:table-row table:style-name="ro4">
          <table:table-cell table:style-name="ce5" office:value-type="string">
            <text:p>Vitamin B3 (niacin)</text:p>
          </table:table-cell>
          <table:table-cell table:style-name="ce9" office:value-type="string">
            <text:p><text:span text:style-name="T3">Constituent of NAD</text:span><text:span text:style-name="T4">+</text:span><text:span text:style-name="T3">, NADP</text:span><text:span text:style-name="T4">+ </text:span><text:span text:style-name="T3">(used in redox reactions). Derived from tryptophan using vitamin B</text:span><text:span text:style-name="T7">6</text:span><text:span text:style-name="T3">.</text:span></text:p>
          </table:table-cell>
        </table:table-row>
        <table:table-row table:style-name="ro6">
          <table:table-cell table:style-name="ce5" office:value-type="string">
            <text:p>Vitamin B5 (pantothenate) deficiency </text:p>
          </table:table-cell>
          <table:table-cell office:value-type="string">
            <text:p>Dermatitis, enteritis, alopecia, adrenal insufficiency</text:p>
          </table:table-cell>
        </table:table-row>
        <table:table-row table:style-name="ro6">
          <table:table-cell table:style-name="ce5" office:value-type="string">
            <text:p>Vitamin B5 (pantothenate)</text:p>
          </table:table-cell>
          <table:table-cell office:value-type="string">
            <text:p>Constituent of CoA (a cofactor for acyl transfers)and component of fatty acid synthase.</text:p>
          </table:table-cell>
        </table:table-row>
        <table:table-row table:style-name="ro6">
          <table:table-cell table:style-name="ce5" office:value-type="string">
            <text:p>Vitamin B6 (pyridoxine) deficiency </text:p>
          </table:table-cell>
          <table:table-cell office:value-type="string">
            <text:p>Convulsions, hyperirritability (deficiency inducible by INH and oral contraceptives), peripheral neuropathy.</text:p>
          </table:table-cell>
        </table:table-row>
        <table:table-row table:style-name="ro6">
          <table:table-cell table:style-name="ce5" office:value-type="string">
            <text:p>Vitamin B6 (pyridoxine)</text:p>
          </table:table-cell>
          <table:table-cell office:value-type="string">
            <text:p>Converted to pyridoxal phosphate, a cofactor used in transamination (e.g., ALT and AST), decarboxylation reactions, glycogen phosphorylase, and heme synthesis. Required for the synthesis of niacin from tryptophan.</text:p>
          </table:table-cell>
        </table:table-row>
        <table:table-row table:style-name="ro6">
          <table:table-cell table:style-name="ce5" office:value-type="string">
            <text:p>Vitamin B12 (cobalamin)</text:p>
          </table:table-cell>
          <table:table-cell office:value-type="string">
            <text:p>Macrocytic, megaloblastic anemia; neurologic symptoms (optic neuropathy, subacute combined degeneration, paresthesia); glossitis.</text:p>
          </table:table-cell>
        </table:table-row>
        <table:table-row table:style-name="ro6">
          <table:table-cell table:style-name="ce6" office:value-type="string">
            <text:p>Vitamin B12 (cobalamin)</text:p>
          </table:table-cell>
          <table:table-cell table:style-name="ce18" office:value-type="string">
            <text:p><text:span text:style-name="T3">Cofactor for homocysteine methyltransferase (transfers CH</text:span><text:span text:style-name="T7">3 </text:span><text:span text:style-name="T3">groups as methylcobalamin) and methylmalonyl-CoA mutase. \\ Stored primarily in the liver. Very large reserve pool (several years). Synthesized only by microorganisms.</text:span></text:p>
          </table:table-cell>
        </table:table-row>
        <table:table-row table:style-name="ro4">
          <table:table-cell table:style-name="ce7" office:value-type="string">
            <text:p>Methylmalonyl-CoA</text:p>
          </table:table-cell>
          <table:table-cell table:style-name="ce7" office:value-type="string">
            <text:p>Succinyl-CoA</text:p>
          </table:table-cell>
        </table:table-row>
        <table:table-row table:style-name="ro4">
          <table:table-cell table:style-name="ce7" office:value-type="string">
            <text:p>Homocysteine + N-methyl THF</text:p>
          </table:table-cell>
          <table:table-cell table:style-name="ce7" office:value-type="string">
            <text:p>Methionine + THF</text:p>
          </table:table-cell>
        </table:table-row>
        <table:table-row table:style-name="ro7">
          <table:table-cell table:style-name="ce5" office:value-type="string">
            <text:p>Folic acid</text:p>
          </table:table-cell>
          <table:table-cell table:style-name="ce8" office:value-type="string">
            <text:p><text:span text:style-name="T11">Coenzyme (THF) for 1-carbon transfer; involved in methylation reactions.</text:span></text:p>
            <text:p><text:span text:style-name="T11">Important for the synthesis of nitrogenous bases in DNA and RNA.</text:span></text:p>
          </table:table-cell>
        </table:table-row>
        <table:table-row table:style-name="ro4">
          <table:table-cell table:style-name="ce5" office:value-type="string">
            <text:p>Biotin deficiency </text:p>
          </table:table-cell>
          <table:table-cell office:value-type="string">
            <text:p>Dermatitis, enteritis. Caused by antibiotic use, excessive ingestion of raw eggs.</text:p>
          </table:table-cell>
        </table:table-row>
        <table:table-row table:style-name="ro6">
          <table:table-cell table:style-name="ce5" office:value-type="string">
            <text:p>Biotin</text:p>
          </table:table-cell>
          <table:table-cell table:style-name="ce11" office:value-type="string">
            <text:p><text:span text:style-name="T3">Cofactor for carboxylations: 1. Pyruvate </text:span><text:span text:style-name="T5">→ </text:span><text:span text:style-name="T3">oxaloacetate 2. Acetyl-CoA </text:span><text:span text:style-name="T5">→ </text:span><text:span text:style-name="T3">malonyl-CoA 3. Propionyl-CoA </text:span><text:span text:style-name="T5">→ </text:span><text:span text:style-name="T3">methylmalonyl-CoA</text:span></text:p>
          </table:table-cell>
        </table:table-row>
        <table:table-row table:style-name="ro6">
          <table:table-cell table:style-name="ce6" office:value-type="string">
            <text:p>Vitamin C (ascorbic acid) deficiency </text:p>
          </table:table-cell>
          <table:table-cell office:value-type="string">
            <text:p>Scurvy––swollen gums, bruising, anemia, poor wound healing.</text:p>
          </table:table-cell>
        </table:table-row>
        <table:table-row table:style-name="ro6">
          <table:table-cell table:style-name="ce5" office:value-type="string">
            <text:p>Vitamin C (ascorbic acid)</text:p>
          </table:table-cell>
          <table:table-cell office:value-type="string">
            <text:p>Necessary for hydroxylation of proline and lysine in collagen synthesis. \\ <text:span text:style-name="T3">Facilitates iron absorption by keeping iron in Fe</text:span><text:span text:style-name="T7">2</text:span><text:span text:style-name="T4">+ </text:span><text:span text:style-name="T3">reduced state (more absorbable). \\ Necessary as a cofactor for dopamine </text:span><text:span text:style-name="T5">β</text:span><text:span text:style-name="T3">-hydroxylase, which converts dopamine to NE.</text:span></text:p>
          </table:table-cell>
        </table:table-row>
        <table:table-row table:style-name="ro3">
          <table:table-cell table:style-name="ce6" office:value-type="string">
            <text:p>Vitamin E deficiency </text:p>
          </table:table-cell>
          <table:table-cell table:style-name="ce9" office:value-type="string">
            <text:p><text:span text:style-name="T2">↑ </text:span><text:span text:style-name="T3">fragility of erythrocytes, neurodysfunction.</text:span></text:p>
          </table:table-cell>
        </table:table-row>
        <table:table-row table:style-name="ro4">
          <table:table-cell table:style-name="Default" office:value-type="string">
            <text:p>vitamin E <text:s/>function </text:p>
          </table:table-cell>
          <table:table-cell office:value-type="string">
            <text:p>Antioxidant (protects erythrocytes from hemolysis).</text:p>
          </table:table-cell>
        </table:table-row>
        <table:table-row table:style-name="ro6">
          <table:table-cell table:style-name="ce6" office:value-type="string">
            <text:p>Zinc deficiency</text:p>
          </table:table-cell>
          <table:table-cell table:style-name="ce10" office:value-type="string">
            <text:p><text:span text:style-name="T3">Delayed wound healing, hypogonadism, </text:span><text:span text:style-name="T5">↓ </text:span><text:span text:style-name="T3">adult hair (axillary, facial, pubic); may predispose to alcoholic cirrhosis.</text:span></text:p>
          </table:table-cell>
        </table:table-row>
        <table:table-row table:style-name="ro4">
          <table:table-cell office:value-type="string">
            <text:p>Disulfiram (Antabuse)</text:p>
          </table:table-cell>
          <table:table-cell office:value-type="string">
            <text:p>inhibits acetaldehyde dehydrogenase (acetaldehyde accumulates, contributing to hangover symptoms).</text:p>
          </table:table-cell>
        </table:table-row>
        <table:table-row table:style-name="ro4">
          <table:table-cell office:value-type="string">
            <text:p>Fomepizole</text:p>
          </table:table-cell>
          <table:table-cell office:value-type="string">
            <text:p>inhibits alcohol dehydrogenase</text:p>
          </table:table-cell>
        </table:table-row>
        <table:table-row table:style-name="ro6">
          <table:table-cell table:style-name="ce5" office:value-type="string">
            <text:p>Ethanol hypoglycemia</text:p>
          </table:table-cell>
          <table:table-cell table:style-name="ce9" office:value-type="string">
            <text:p><text:span text:style-name="T3">Ethanol metabolism </text:span><text:span text:style-name="T5">↑ </text:span><text:span text:style-name="T3">NADH/NAD</text:span><text:span text:style-name="T4">+ </text:span><text:span text:style-name="T3">ratio in liver, causing diversion of pyruvate to lactate and OAA to malate, thereby inhibiting gluconeogenesis and leading to hypoglycemia. This altered NADH/NAD</text:span><text:span text:style-name="T7">+ </text:span><text:span text:style-name="T3">ratio is responsible for the hepatic fatty change (hepatocellular steatosis) seen in chronic alcoholics (shunting away from glycolysis and toward fatty acid synthesis, which normalizes the ratio).</text:span></text:p>
          </table:table-cell>
        </table:table-row>
        <table:table-row table:style-name="ro4">
          <table:table-cell office:value-type="string">
            <text:p>Kwashiorkor</text:p>
          </table:table-cell>
          <table:table-cell office:value-type="string">
            <text:p>protein malnutrition resulting in skin lesions, edema, liver malfunction (fatty change). Clinical picture is small child with swollen belly.</text:p>
          </table:table-cell>
        </table:table-row>
        <table:table-row table:style-name="ro4">
          <table:table-cell table:style-name="ce5" office:value-type="string">
            <text:p>Chromatin structure</text:p>
          </table:table-cell>
          <table:table-cell office:value-type="string">
            <text:p>Negatively charged DNA loops twice around histone octamer (2 each of the positively charged H2A, H2B, H3, and H4) to form nucleosome bead.</text:p>
          </table:table-cell>
        </table:table-row>
        <table:table-row table:style-name="ro4">
          <table:table-cell office:value-type="string">
            <text:p>Heterochromatin</text:p>
          </table:table-cell>
          <table:table-cell office:value-type="string">
            <text:p>Condensed, transcriptionally inactive.</text:p>
          </table:table-cell>
        </table:table-row>
        <table:table-row table:style-name="ro6">
          <table:table-cell table:style-name="ce5" office:value-type="string">
            <text:p>Nucleotides</text:p>
          </table:table-cell>
          <table:table-cell office:value-type="string">
            <text:p>Purines (A, G) have 2 rings. Pyrimidines (C, T, U) have 1 ring. Guanine has a ketone. Thymine has a methyl. Deamination of cytosine makes uracil. \\ Uracil found in RNA; thymine in DNA. G-C bond (3 H-bonds) stronger than A-T bond \\ <text:span text:style-name="T3">(2 H-bonds). </text:span><text:span text:style-name="T5">↑ </text:span><text:span text:style-name="T3">G-C content </text:span><text:span text:style-name="T5">→ ↑ </text:span><text:span text:style-name="T3">melting temperature.</text:span></text:p>
          </table:table-cell>
        </table:table-row>
        <table:table-row table:style-name="ro4">
          <table:table-cell office:value-type="string">
            <text:p>Amino acids necessary for purine synthesis:</text:p>
          </table:table-cell>
          <table:table-cell office:value-type="string">
            <text:p>Glycine Aspartate Glutamine</text:p>
          </table:table-cell>
        </table:table-row>
        <table:table-row table:style-name="ro4">
          <table:table-cell office:value-type="string">
            <text:p>Nucleoside </text:p>
          </table:table-cell>
          <table:table-cell office:value-type="string">
            <text:p>base + ribose.</text:p>
          </table:table-cell>
        </table:table-row>
        <table:table-row table:style-name="ro4">
          <table:table-cell office:value-type="string">
            <text:p>Purines</text:p>
          </table:table-cell>
          <table:table-cell office:value-type="string">
            <text:p>made from IMP</text:p>
          </table:table-cell>
        </table:table-row>
        <table:table-row table:style-name="ro4">
          <table:table-cell office:value-type="string">
            <text:p>Pyrimidines</text:p>
          </table:table-cell>
          <table:table-cell office:value-type="string">
            <text:p>made from orotate precursor, with PRPP added later. </text:p>
          </table:table-cell>
        </table:table-row>
        <table:table-row table:style-name="ro4">
          <table:table-cell office:value-type="string">
            <text:p>Ribonucleotides</text:p>
          </table:table-cell>
          <table:table-cell office:value-type="string">
            <text:p>synthesized first and are converted to deoxyribonucleotides by ribonucleotide reductase.</text:p>
          </table:table-cell>
        </table:table-row>
        <table:table-row table:style-name="ro4">
          <table:table-cell office:value-type="string">
            <text:p>Transition</text:p>
          </table:table-cell>
          <table:table-cell office:value-type="string">
            <text:p>Substituting purine for purine or pyrimidine for pyrimidine.</text:p>
          </table:table-cell>
        </table:table-row>
        <table:table-row table:style-name="ro4">
          <table:table-cell office:value-type="string">
            <text:p>Transversion</text:p>
          </table:table-cell>
          <table:table-cell office:value-type="string">
            <text:p>Substituting purine for pyrimidine or vice versa.</text:p>
          </table:table-cell>
        </table:table-row>
        <table:table-row table:style-name="ro4">
          <table:table-cell office:value-type="string">
            <text:p>Eukaryotes Dna replication </text:p>
          </table:table-cell>
          <table:table-cell office:value-type="string">
            <text:p>Eukaryotic genome has multiple origins of replication.Replication begins at a consensus sequence of AT-rich base pairs.</text:p>
          </table:table-cell>
        </table:table-row>
        <table:table-row table:style-name="ro4">
          <table:table-cell office:value-type="string">
            <text:p>Prokaryotes</text:p>
          </table:table-cell>
          <table:table-cell office:value-type="string">
            <text:p>Single origin of replication––continuous bidirectional DNA synthesis on leading strand and discontinuous (Okazaki fragments) on lagging strand.</text:p>
          </table:table-cell>
        </table:table-row>
        <table:table-row table:style-name="ro4">
          <table:table-cell office:value-type="string">
            <text:p>Helicase</text:p>
          </table:table-cell>
          <table:table-cell office:value-type="string">
            <text:p>Unwinds DNA template at replication fork. Single-stranded binding (SSB) protein prevents strands from reannealing.</text:p>
          </table:table-cell>
        </table:table-row>
        <table:table-row table:style-name="ro4">
          <table:table-cell office:value-type="string">
            <text:p>DNA topoisomerases</text:p>
          </table:table-cell>
          <table:table-cell office:value-type="string">
            <text:p>Create a nick in the helix to relieve supercoils. DNA gyrase is a specific prokaryotic topoisomerase.</text:p>
          </table:table-cell>
        </table:table-row>
        <table:table-row table:style-name="ro4">
          <table:table-cell office:value-type="string">
            <text:p>Primase</text:p>
          </table:table-cell>
          <table:table-cell office:value-type="string">
            <text:p>Makes an RNA primer on which DNA polymerase III can initiate replication.</text:p>
          </table:table-cell>
        </table:table-row>
        <table:table-row table:style-name="ro6">
          <table:table-cell office:value-type="string">
            <text:p>DNA polymerase III</text:p>
          </table:table-cell>
          <table:table-cell table:style-name="ce11" office:value-type="string">
            <text:p><text:span text:style-name="T3">3</text:span><text:span text:style-name="T5">′ → </text:span><text:span text:style-name="T3">5</text:span><text:span text:style-name="T5">′ </text:span><text:span text:style-name="T3">exonuclease activity “proofreads” each added nucleotide.Elongates the chain by adding deoxynucleotides to the 3</text:span><text:span text:style-name="T5">′ </text:span><text:span text:style-name="T3">end (leading strand). Elongates lagging strand until it reaches primer of preceding fragment. </text:span></text:p>
          </table:table-cell>
        </table:table-row>
        <table:table-row table:style-name="ro4">
          <table:table-cell office:value-type="string">
            <text:p>DNA polymerase I</text:p>
          </table:table-cell>
          <table:table-cell office:value-type="string">
            <text:p>Degrades RNA primer and fills in the gap with DNA.</text:p>
          </table:table-cell>
        </table:table-row>
        <table:table-row table:style-name="ro6">
          <table:table-cell table:style-name="Default" office:value-type="string">
            <text:p>DNA polymerase I</text:p>
          </table:table-cell>
          <table:table-cell table:style-name="ce11" office:value-type="string">
            <text:p><text:span text:style-name="T3">excises RNA primer with 5</text:span><text:span text:style-name="T5">′ → </text:span><text:span text:style-name="T3">3</text:span><text:span text:style-name="T5">′ </text:span><text:span text:style-name="T3">exonuclease.</text:span></text:p>
          </table:table-cell>
        </table:table-row>
        <table:table-row table:style-name="ro4">
          <table:table-cell office:value-type="string">
            <text:p>mRNA initiation</text:p>
          </table:table-cell>
          <table:table-cell office:value-type="string">
            <text:p>AUG (or rarely GUG)</text:p>
          </table:table-cell>
        </table:table-row>
        <table:table-row table:style-name="ro4">
          <table:table-cell office:value-type="string">
            <text:p>mRNA stop codons</text:p>
          </table:table-cell>
          <table:table-cell office:value-type="string">
            <text:p>UGA, UAA, UAG.</text:p>
          </table:table-cell>
        </table:table-row>
        <table:table-row table:style-name="ro4">
          <table:table-cell office:value-type="string">
            <text:p>Promoter</text:p>
          </table:table-cell>
          <table:table-cell office:value-type="string">
            <text:p>ite where RNA polymerase and multiple other transcription factors bind to DNA upstream from gene locus (AT-rich upstream sequence with TATA and CAAT boxes).</text:p>
          </table:table-cell>
        </table:table-row>
        <table:table-row table:style-name="ro4">
          <table:table-cell office:value-type="string">
            <text:p>Enhancer</text:p>
          </table:table-cell>
          <table:table-cell office:value-type="string">
            <text:p>Stretch of DNA that alters gene expression by binding transcription factors. May be located close to, far from, or even within (in an intron) the gene whose expression it regulates.</text:p>
          </table:table-cell>
        </table:table-row>
        <table:table-row table:style-name="ro4">
          <table:table-cell office:value-type="string">
            <text:p>Silencer</text:p>
          </table:table-cell>
          <table:table-cell office:value-type="string">
            <text:p>Site where negative regulators (repressors) bind.</text:p>
          </table:table-cell>
        </table:table-row>
        <table:table-row table:style-name="ro4">
          <table:table-cell office:value-type="string">
            <text:p>Pre-mRNA splicing occurs in eukaryotes.</text:p>
          </table:table-cell>
          <table:table-cell office:value-type="string">
            <text:p>1—Primary transcript combines with snRNPs and other proteins to form \\ spliceosome. 2—Lariat-shaped intermediate is generated. 3—Lariat is released to remove intron precisely and join 2 exons.</text:p>
          </table:table-cell>
        </table:table-row>
        <table:table-row table:style-name="ro6">
          <table:table-cell office:value-type="string">
            <text:p>Structure of tRNA </text:p>
          </table:table-cell>
          <table:table-cell table:style-name="ce11" office:value-type="string">
            <text:p><text:span text:style-name="T3">75–90 nucleotides, 2o structure, cloverleaf form, anticodon end is opposite 3</text:span><text:span text:style-name="T5">′ </text:span><text:span text:style-name="T3">aminoacyl end. All tRNAs, both eukaryotic and prokaryotic, have CCA at 3</text:span><text:span text:style-name="T5">′ </text:span><text:span text:style-name="T3">end along with a high percentage of chemically modified bases. The amino acid is covalently bound to the 3</text:span><text:span text:style-name="T5">′ </text:span><text:span text:style-name="T3">end of the tRNA.</text:span></text:p>
          </table:table-cell>
        </table:table-row>
        <table:table-row table:style-name="ro4">
          <table:table-cell office:value-type="string">
            <text:p>Charging of tRNA </text:p>
          </table:table-cell>
          <table:table-cell office:value-type="string">
            <text:p>Aminoacyl-tRNA synthetase (1 per aa, uses ATP) scrutinizes aa before and after it binds to tRNA. If incorrect, bond is hydrolyzed by synthetase. The aa-tRNA bond has energy for formation of peptide bond. A mischarged tRNA reads usual codon but inserts wrong amino acid.</text:p>
          </table:table-cell>
        </table:table-row>
        <table:table-row table:style-name="ro6">
          <table:table-cell table:style-name="ce5" office:value-type="string">
            <text:p>tRNA wobble</text:p>
          </table:table-cell>
          <table:table-cell office:value-type="string">
            <text:p>Accurate base pairing is required only in the first 2 nucleotide positions of an mRNA codon, so codons differing in the 3rd “wobble” position may code for the same tRNA/amino acid.</text:p>
          </table:table-cell>
        </table:table-row>
        <table:table-row table:style-name="ro4">
          <table:table-cell office:value-type="string">
            <text:p>Trimming</text:p>
          </table:table-cell>
          <table:table-cell office:value-type="string">
            <text:p>Removal of N- or C-terminal propeptides from zymogens to generate mature proteins.</text:p>
          </table:table-cell>
        </table:table-row>
        <table:table-row table:style-name="ro6">
          <table:table-cell table:style-name="ce5" office:value-type="string">
            <text:p>Rough endoplasmic reticulum (RER)</text:p>
          </table:table-cell>
          <table:table-cell office:value-type="string">
            <text:p>the site of synthesis of secretory (exported) proteins and of N-linked oligosaccharide addition to many proteins.</text:p>
          </table:table-cell>
        </table:table-row>
        <table:table-row table:style-name="ro4">
          <table:table-cell office:value-type="string">
            <text:p>Nissl bodies (in neurons)</text:p>
          </table:table-cell>
          <table:table-cell office:value-type="string">
            <text:p>synthesize enzymes (e.g., ChAT) and peptide neurotransmitters.</text:p>
          </table:table-cell>
        </table:table-row>
        <table:table-row table:style-name="ro4">
          <table:table-cell office:value-type="string">
            <text:p>Free ribosomes</text:p>
          </table:table-cell>
          <table:table-cell table:style-name="ce8" office:value-type="string">
            <text:p>unattached to any membrane; site of synthesis of cytosolic and organellar proteins.</text:p>
          </table:table-cell>
        </table:table-row>
        <table:table-row table:style-name="ro6">
          <table:table-cell office:value-type="string">
            <text:p>tRNA aminoacylation</text:p>
          </table:table-cell>
          <table:table-cell table:style-name="ce11" office:value-type="string">
            <text:p><text:span text:style-name="T3">ATP </text:span><text:span text:style-name="T5">→ </text:span><text:span text:style-name="T3">AMP (2 phosphoanhydride bonds)</text:span></text:p>
          </table:table-cell>
        </table:table-row>
        <table:table-row table:style-name="ro6">
          <table:table-cell office:value-type="string">
            <text:p>Loading tRNA onto ribosome</text:p>
          </table:table-cell>
          <table:table-cell table:style-name="ce11" office:value-type="string">
            <text:p><text:span text:style-name="T3">GTP </text:span><text:span text:style-name="T5">→ </text:span><text:span text:style-name="T3">GDP</text:span></text:p>
          </table:table-cell>
        </table:table-row>
        <table:table-row table:style-name="ro6">
          <table:table-cell office:value-type="string">
            <text:p>Translocation</text:p>
          </table:table-cell>
          <table:table-cell table:style-name="ce11" office:value-type="string">
            <text:p><text:span text:style-name="T3">GTP </text:span><text:span text:style-name="T5">→ </text:span><text:span text:style-name="T3">GDP</text:span></text:p>
          </table:table-cell>
        </table:table-row>
        <table:table-row table:style-name="ro6">
          <table:table-cell table:style-name="ce5" office:value-type="string">
            <text:p>Smooth endoplasmic reticulum (SER)</text:p>
          </table:table-cell>
          <table:table-cell office:value-type="string">
            <text:p>SER is the site of steroid synthesis and detoxification of drugs and poisons.<text:span text:style-name="T3">Liver hepatocytes and steroid hormone–producing cells of the adrenal cortex are rich in SER.</text:span></text:p>
          </table:table-cell>
        </table:table-row>
        <table:table-row table:style-name="ro4">
          <table:table-cell office:value-type="string">
            <text:p>I-cell disease</text:p>
          </table:table-cell>
          <table:table-cell office:value-type="string">
            <text:p>ailure of addition of mannose-6-phosphate to lysosome proteins; enzymes are secreted outside the cell instead of being targeted to the lysosome.<text:span text:style-name="T3">Characterized by coarse facial features, clouded corneas, restricted joint movement, and high plasma levels of lysosomal enzymes. Often fatal in childhood.</text:span></text:p>
          </table:table-cell>
        </table:table-row>
        <table:table-row table:style-name="ro4">
          <table:table-cell office:value-type="string">
            <text:p>Drugs that act on microtubules:</text:p>
          </table:table-cell>
          <table:table-cell office:value-type="string">
            <text:p>1. Mebendazole/thiabendazole (antihelminthic) \\ 2. Paclitaxel (Taxol) (anti–breast cancer) \\ <text:s/>3. Griseofulvin (antifungal) 4. Vincristine/vinblastine \\ (anti-cancer) 5. Colchicine (anti-gout)</text:p>
          </table:table-cell>
        </table:table-row>
        <table:table-row table:style-name="ro6">
          <table:table-cell table:style-name="ce8" office:value-type="string">
            <text:p>Chédiak-Higashi syndrome</text:p>
          </table:table-cell>
          <table:table-cell table:style-name="ce11" office:value-type="string">
            <text:p><text:span text:style-name="T3">due to a microtubule polymerization defect resulting in </text:span><text:span text:style-name="T5">↓ </text:span><text:span text:style-name="T3">phagocytosis.</text:span></text:p>
          </table:table-cell>
        </table:table-row>
        <table:table-row table:style-name="ro6">
          <table:table-cell table:style-name="ce5" office:value-type="string">
            <text:p>Cilia structure</text:p>
          </table:table-cell>
          <table:table-cell table:style-name="ce19" office:value-type="string">
            <text:p><text:span text:style-name="T12">9 </text:span><text:span text:style-name="T13">+ </text:span><text:span text:style-name="T12">2 arrangement of microtubules. Dynein is an ATPase that links peripheral \\ 9 doublets and causes bending of cilium by \\ differential sliding of doublets. \\ </text:span></text:p>
          </table:table-cell>
        </table:table-row>
        <table:table-row table:style-name="ro6">
          <table:table-cell office:value-type="string">
            <text:p>Dynein</text:p>
          </table:table-cell>
          <table:table-cell table:style-name="ce11" office:value-type="string">
            <text:p><text:span text:style-name="T3">retrograde to microtubule (</text:span><text:span text:style-name="T5">+ → −</text:span><text:span text:style-name="T3">)</text:span></text:p>
          </table:table-cell>
        </table:table-row>
        <table:table-row table:style-name="ro6">
          <table:table-cell office:value-type="string">
            <text:p>Kinesin</text:p>
          </table:table-cell>
          <table:table-cell table:style-name="ce11" office:value-type="string">
            <text:p><text:span text:style-name="T3">anterograde to microtubule (</text:span><text:span text:style-name="T5">− → +</text:span><text:span text:style-name="T3">).</text:span></text:p>
          </table:table-cell>
        </table:table-row>
        <table:table-row table:style-name="ro6">
          <table:table-cell table:style-name="ce5" office:value-type="string">
            <text:p>Kartagener’s syndrome</text:p>
          </table:table-cell>
          <table:table-cell office:value-type="string">
            <text:p>Immotile cilia due to a dynein arm defect</text:p>
          </table:table-cell>
        </table:table-row>
        <table:table-row table:style-name="ro4">
          <table:table-cell office:value-type="string">
            <text:p>Actin and myosin</text:p>
          </table:table-cell>
          <table:table-cell office:value-type="string">
            <text:p>Microvilli, muscle contraction, cytokinesis, adhering junctions.</text:p>
          </table:table-cell>
        </table:table-row>
        <table:table-row table:style-name="ro4">
          <table:table-cell office:value-type="string">
            <text:p>Microtubule</text:p>
          </table:table-cell>
          <table:table-cell office:value-type="string">
            <text:p>Cilia, flagella, mitotic spindle, neurons, centrioles.</text:p>
          </table:table-cell>
        </table:table-row>
        <table:table-row table:style-name="ro4">
          <table:table-cell office:value-type="string">
            <text:p>Intermediate filaments</text:p>
          </table:table-cell>
          <table:table-cell office:value-type="string">
            <text:p>Vimentin, desmin, cytokeratin, glial fibrillary acid proteins (GFAP), neurofilaments.</text:p>
          </table:table-cell>
        </table:table-row>
        <table:table-row table:style-name="ro3">
          <table:table-cell table:style-name="ce5" office:value-type="string">
            <text:p>Plasma membrane composition</text:p>
          </table:table-cell>
          <table:table-cell office:value-type="string">
            <text:p>Asymmetric fluid bilayer. Contains cholesterol (~50%), phospholipids (~50%), sphingolipids, glycolipids, \\ <text:span text:style-name="T3">and proteins. High cholesterol or long saturated fatty acid content </text:span><text:span text:style-name="T5">→ </text:span><text:span text:style-name="T2">↑ </text:span><text:span text:style-name="T3">melting temperature, </text:span><text:span text:style-name="T5">↓ </text:span><text:span text:style-name="T3">fluidity.</text:span></text:p>
          </table:table-cell>
        </table:table-row>
        <table:table-row table:style-name="ro7">
          <table:table-cell table:style-name="ce5" office:value-type="string">
            <text:p>Phosphatidylcholine (lecithin) function</text:p>
          </table:table-cell>
          <table:table-cell table:style-name="ce8" office:value-type="string">
            <text:p><text:span text:style-name="T11">Major component of RBC membranes, of myelin, bile, and surfactant (DPPC–– dipalmitoyl phosphatidylcholine).</text:span></text:p>
            <text:p><text:span text:style-name="T11">Used in esterification of cholesterol (LCAT is lecithin-cholesterol acyltransferase).</text:span></text:p>
          </table:table-cell>
        </table:table-row>
        <table:table-row table:style-name="ro4">
          <table:table-cell office:value-type="string">
            <text:p>Vimentin</text:p>
          </table:table-cell>
          <table:table-cell office:value-type="string">
            <text:p>Connective tissue</text:p>
          </table:table-cell>
        </table:table-row>
        <table:table-row table:style-name="ro4">
          <table:table-cell office:value-type="string">
            <text:p>Desmin</text:p>
          </table:table-cell>
          <table:table-cell office:value-type="string">
            <text:p>Muscle</text:p>
          </table:table-cell>
        </table:table-row>
        <table:table-row table:style-name="ro4">
          <table:table-cell office:value-type="string">
            <text:p>Cytokeratin</text:p>
          </table:table-cell>
          <table:table-cell office:value-type="string">
            <text:p>Epithelial cells</text:p>
          </table:table-cell>
        </table:table-row>
        <table:table-row table:style-name="ro4">
          <table:table-cell office:value-type="string">
            <text:p>GFAP</text:p>
          </table:table-cell>
          <table:table-cell office:value-type="string">
            <text:p>Neuroglia</text:p>
          </table:table-cell>
        </table:table-row>
        <table:table-row table:style-name="ro4">
          <table:table-cell office:value-type="string">
            <text:p>Neurofilaments</text:p>
          </table:table-cell>
          <table:table-cell office:value-type="string">
            <text:p>Neurons</text:p>
          </table:table-cell>
        </table:table-row>
        <table:table-row table:style-name="ro4">
          <table:table-cell office:value-type="string">
            <text:p>Type I (90%)–</text:p>
          </table:table-cell>
          <table:table-cell office:value-type="string">
            <text:p>Bone, Skin, Tendon, dentin, fascia, cornea, late wound repair.</text:p>
          </table:table-cell>
        </table:table-row>
        <table:table-row table:style-name="ro4">
          <table:table-cell office:value-type="string">
            <text:p>Type II</text:p>
          </table:table-cell>
          <table:table-cell office:value-type="string">
            <text:p>Cartilage (including hyaline), vitreous body, nucleus pulposus.</text:p>
          </table:table-cell>
        </table:table-row>
        <table:table-row table:style-name="ro4">
          <table:table-cell office:value-type="string">
            <text:p>Type III (Reticulin)</text:p>
          </table:table-cell>
          <table:table-cell office:value-type="string">
            <text:p>skin, blood vessels, uterus, fetal tissue, granulation tissue.</text:p>
          </table:table-cell>
        </table:table-row>
        <table:table-row table:style-name="ro4">
          <table:table-cell office:value-type="string">
            <text:p>Type IV</text:p>
          </table:table-cell>
          <table:table-cell office:value-type="string">
            <text:p>Basement membrane or basal lamina.</text:p>
          </table:table-cell>
        </table:table-row>
        <table:table-row table:style-name="ro6">
          <table:table-cell office:value-type="string">
            <text:p>Mitochondria</text:p>
          </table:table-cell>
          <table:table-cell table:style-name="ce11" office:value-type="string">
            <text:p><text:span text:style-name="T3">atty acid oxidation (</text:span><text:span text:style-name="T5">β</text:span><text:span text:style-name="T3">-oxidation), acetyl-CoA production, Krebs cycle, oxidative phosphorylation.</text:span></text:p>
          </table:table-cell>
        </table:table-row>
        <table:table-row table:style-name="ro4">
          <table:table-cell table:style-name="ce8" office:value-type="string">
            <text:p>Cytoplasm</text:p>
          </table:table-cell>
          <table:table-cell office:value-type="string">
            <text:p>Glycolysis, fatty acid synthesis, HMP shunt, protein synthesis (RER), steroid synthesis (SER).</text:p>
          </table:table-cell>
        </table:table-row>
        <table:table-row table:style-name="ro4">
          <table:table-cell office:value-type="string">
            <text:p>Both</text:p>
          </table:table-cell>
          <table:table-cell office:value-type="string">
            <text:p>Heme synthesis, Urea cycle, Gluconeogenesis.</text:p>
          </table:table-cell>
        </table:table-row>
        <table:table-row table:style-name="ro4">
          <table:table-cell office:value-type="string">
            <text:p>De novo pyrimidine synthesis</text:p>
          </table:table-cell>
          <table:table-cell office:value-type="string">
            <text:p>Aspartate transcarbamylase (ATCase)</text:p>
          </table:table-cell>
        </table:table-row>
        <table:table-row table:style-name="ro4">
          <table:table-cell office:value-type="string">
            <text:p>De novo purine synthesis</text:p>
          </table:table-cell>
          <table:table-cell office:value-type="string">
            <text:p>Glutamine-PRPP amidotransferase</text:p>
          </table:table-cell>
        </table:table-row>
        <table:table-row table:style-name="ro4">
          <table:table-cell office:value-type="string">
            <text:p>Glycolysis</text:p>
          </table:table-cell>
          <table:table-cell office:value-type="string">
            <text:p>Phosphofructokinase-1 (PFK-1)</text:p>
          </table:table-cell>
        </table:table-row>
        <table:table-row table:style-name="ro4">
          <table:table-cell office:value-type="string">
            <text:p>Gluconeogenesis</text:p>
          </table:table-cell>
          <table:table-cell office:value-type="string">
            <text:p>Pyruvate carboxylase</text:p>
          </table:table-cell>
        </table:table-row>
        <table:table-row table:style-name="ro4">
          <table:table-cell office:value-type="string">
            <text:p>TCA cycle</text:p>
          </table:table-cell>
          <table:table-cell office:value-type="string">
            <text:p>Isocitrate dehydrogenase</text:p>
          </table:table-cell>
        </table:table-row>
        <table:table-row table:style-name="ro4">
          <table:table-cell office:value-type="string">
            <text:p>Glycogen synthesis</text:p>
          </table:table-cell>
          <table:table-cell office:value-type="string">
            <text:p>Glycogen synthase</text:p>
          </table:table-cell>
        </table:table-row>
        <table:table-row table:style-name="ro4">
          <table:table-cell office:value-type="string">
            <text:p>Glycogenolysis</text:p>
          </table:table-cell>
          <table:table-cell office:value-type="string">
            <text:p>Glycogen phosphorylase</text:p>
          </table:table-cell>
        </table:table-row>
        <table:table-row table:style-name="ro4">
          <table:table-cell office:value-type="string">
            <text:p>HMP shunt</text:p>
          </table:table-cell>
          <table:table-cell office:value-type="string">
            <text:p>Glucose-6-phosphate dehydrogenase (G6PD)</text:p>
          </table:table-cell>
        </table:table-row>
        <table:table-row table:style-name="ro4">
          <table:table-cell office:value-type="string">
            <text:p>Fatty acid synthesis</text:p>
          </table:table-cell>
          <table:table-cell office:value-type="string">
            <text:p>Acetyl-CoA carboxylase (ACC)</text:p>
          </table:table-cell>
        </table:table-row>
        <table:table-row table:style-name="ro4">
          <table:table-cell office:value-type="string">
            <text:p>Fatty acid oxidation</text:p>
          </table:table-cell>
          <table:table-cell office:value-type="string">
            <text:p>Carnitine acyltransferase I</text:p>
          </table:table-cell>
        </table:table-row>
        <table:table-row table:style-name="ro4">
          <table:table-cell office:value-type="string">
            <text:p>Ketogenesis</text:p>
          </table:table-cell>
          <table:table-cell office:value-type="string">
            <text:p>HMG-CoA synthase</text:p>
          </table:table-cell>
        </table:table-row>
        <table:table-row table:style-name="ro4">
          <table:table-cell office:value-type="string">
            <text:p>Cholesterol synthesis</text:p>
          </table:table-cell>
          <table:table-cell office:value-type="string">
            <text:p>HMG-CoA reductase</text:p>
          </table:table-cell>
        </table:table-row>
        <table:table-row table:style-name="ro4">
          <table:table-cell office:value-type="string">
            <text:p>Heme synthesis</text:p>
          </table:table-cell>
          <table:table-cell office:value-type="string">
            <text:p>ALA synthase</text:p>
          </table:table-cell>
        </table:table-row>
        <table:table-row table:style-name="ro4">
          <table:table-cell office:value-type="string">
            <text:p>Urea cycle</text:p>
          </table:table-cell>
          <table:table-cell office:value-type="string">
            <text:p>Carbamoyl phosphate synthase I</text:p>
          </table:table-cell>
        </table:table-row>
        <table:table-row table:style-name="ro4">
          <table:table-cell table:style-name="ce5" office:value-type="string">
            <text:p>Activated carriers</text:p>
          </table:table-cell>
          <table:table-cell table:style-name="ce12" office:value-type="string">
            <text:p><text:span text:style-name="T3">hosphoryl (ATP). Electrons (NADH, NADPH, FADH</text:span><text:span text:style-name="T7">2</text:span><text:span text:style-name="T3">). Acyl (coenzyme A, lipoamide). CO</text:span><text:span text:style-name="T7">2 </text:span><text:span text:style-name="T3">(biotin). 1-carbon units (tetrahydrofolates). CH</text:span><text:span text:style-name="T7">3 </text:span><text:span text:style-name="T3">groups (SAM). Aldehydes (TPP).</text:span></text:p>
          </table:table-cell>
        </table:table-row>
        <table:table-row table:style-name="ro6">
          <table:table-cell table:style-name="ce5" office:value-type="string">
            <text:p>S-adenosyl- methionine</text:p>
          </table:table-cell>
          <table:table-cell table:style-name="ce11" office:value-type="string">
            <text:p><text:span text:style-name="T3">ATP </text:span><text:span text:style-name="T5">+ </text:span><text:span text:style-name="T3">methionine </text:span><text:span text:style-name="T5">→ </text:span><text:span text:style-name="T3">SAM. SAM transfers methyl units. Regeneration of methionine (and thus SAM) is </text:span><text:span text:style-name="T3">dependent on vitamin B</text:span><text:span text:style-name="T7">12 </text:span><text:span text:style-name="T3">and folate.</text:span></text:p>
          </table:table-cell>
        </table:table-row>
        <table:table-row table:style-name="ro4">
          <table:table-cell table:style-name="ce5" office:value-type="string">
            <text:p>Universal electron acceptors</text:p>
          </table:table-cell>
          <table:table-cell table:style-name="ce9" office:value-type="string">
            <text:p><text:span text:style-name="T3">Nicotinamides (NAD</text:span><text:span text:style-name="T4">+</text:span><text:span text:style-name="T3">, NADP</text:span><text:span text:style-name="T4">+</text:span><text:span text:style-name="T3">) and flavin nucleotides (FAD</text:span><text:span text:style-name="T4">+</text:span><text:span text:style-name="T3">).</text:span></text:p>
          </table:table-cell>
        </table:table-row>
        <table:table-row table:style-name="ro4">
          <table:table-cell table:style-name="ce9" office:value-type="string">
            <text:p><text:span text:style-name="T3">NAD</text:span><text:span text:style-name="T4">+</text:span></text:p>
          </table:table-cell>
          <table:table-cell table:style-name="ce8" office:value-type="string">
            <text:p>generally used in catabolic processes to carry reducing equivalents away as NADH.</text:p>
          </table:table-cell>
        </table:table-row>
        <table:table-row table:style-name="ro4">
          <table:table-cell office:value-type="string">
            <text:p>NADPH</text:p>
          </table:table-cell>
          <table:table-cell office:value-type="string">
            <text:p>sed in anabolic processes (steroid and fatty acid synthesis) as a supply of reducing equivalents.<text:span text:style-name="T3">1. Anabolic processes 2. Respiratory burst 3. P-450</text:span></text:p>
          </table:table-cell>
        </table:table-row>
        <table:table-row table:style-name="ro4">
          <table:table-cell office:value-type="string">
            <text:p>Hexokinase (ubiquitous)</text:p>
          </table:table-cell>
          <table:table-cell table:style-name="ce18" office:value-type="string">
            <text:p><text:span text:style-name="T3">High affinity (low K</text:span><text:span text:style-name="T7">m</text:span><text:span text:style-name="T3">), low capacity (low V</text:span><text:span text:style-name="T7">max</text:span><text:span text:style-name="T3">), uninduced by insulin.Feedback inhibited by glucose-6- phosphate.</text:span></text:p>
          </table:table-cell>
        </table:table-row>
        <table:table-row table:style-name="ro7">
          <table:table-cell table:style-name="ce10" office:value-type="string">
            <text:p><text:span text:style-name="T3">Glucokinase (liver and </text:span><text:span text:style-name="T5">β </text:span><text:span text:style-name="T3">cells of pancreas)</text:span></text:p>
          </table:table-cell>
          <table:table-cell table:style-name="ce16" office:value-type="string">
            <text:p><text:span text:style-name="T3">Low affinity (high K</text:span><text:span text:style-name="T7">m</text:span><text:span text:style-name="T3">), high capacity (high V</text:span><text:span text:style-name="T7">max</text:span><text:span text:style-name="T3">). induced by insulin.No direct feedback inhibition. Phosphorylates excess glucose</text:span></text:p>
            <text:p><text:span text:style-name="T3">(e.g., after a meal) to sequester it in the liver.</text:span></text:p>
          </table:table-cell>
        </table:table-row>
        <table:table-row table:style-name="ro6">
          <table:table-cell table:style-name="ce9" office:value-type="string">
            <text:p><text:span text:style-name="T3">Glucose-6-P</text:span><text:span text:style-name="T6">􏰂</text:span><text:span text:style-name="T3">.</text:span></text:p>
          </table:table-cell>
          <table:table-cell table:style-name="ce9" office:value-type="string">
            <text:p><text:span text:style-name="T3">D-glucose</text:span><text:span text:style-name="T3"><text:tab/></text:span><text:span text:style-name="T7">*</text:span><text:span text:style-name="T3">Glucose-6-phosphate Glucose-6-P</text:span><text:span text:style-name="T6">􏰂</text:span><text:span text:style-name="T3">. Hexokinase/glucokinase</text:span></text:p>
          </table:table-cell>
        </table:table-row>
        <table:table-row table:style-name="ro8">
          <table:table-cell table:style-name="Default" office:value-type="string">
            <text:p>(rate-limiting step) <text:span text:style-name="T3">TP </text:span><text:span text:style-name="T6">􏰂</text:span><text:span text:style-name="T3">, AMP </text:span><text:span text:style-name="T5">⊕</text:span><text:span text:style-name="T3">, citrate </text:span><text:span text:style-name="T6">􏰂</text:span><text:span text:style-name="T3">, fructose-2,6-BP </text:span><text:span text:style-name="T5">⊕</text:span></text:p>
          </table:table-cell>
          <table:table-cell office:value-type="string">
            <text:p>Fructose-6-P Fructose-1,6-BP Phosphofructokinase-1</text:p>
          </table:table-cell>
        </table:table-row>
        <table:table-row table:style-name="ro8">
          <table:table-cell table:style-name="ce9" office:value-type="string">
            <text:p><text:span text:style-name="T3">ATP </text:span><text:span text:style-name="T6">􏰂</text:span><text:span text:style-name="T3">, alanine </text:span><text:span text:style-name="T6">􏰂</text:span><text:span text:style-name="T3">, fructose-1,6-BP </text:span><text:span text:style-name="T5">⊕</text:span><text:span text:style-name="T3">.</text:span></text:p>
          </table:table-cell>
          <table:table-cell office:value-type="string">
            <text:p>1,3-BPG 3-PG Phosphoglycerate kinase</text:p>
          </table:table-cell>
        </table:table-row>
        <table:table-row table:style-name="ro6">
          <table:table-cell table:style-name="Default" office:value-type="string">
            <text:p>final </text:p>
          </table:table-cell>
          <table:table-cell office:value-type="string">
            <text:p>Phosphoenolpyruvate Pyruvate Pyruvate kinase <text:span text:style-name="T3">ATP</text:span><text:span text:style-name="T6">􏰂</text:span><text:span text:style-name="T3">,NADH</text:span><text:span text:style-name="T6">􏰂</text:span><text:span text:style-name="T3">, acetyl-CoA </text:span><text:span text:style-name="T6">􏰂</text:span><text:span text:style-name="T3">.</text:span></text:p>
          </table:table-cell>
        </table:table-row>
        <table:table-row table:style-name="ro4">
          <table:table-cell office:value-type="string">
            <text:p>F2,6BP</text:p>
          </table:table-cell>
          <table:table-cell office:value-type="string">
            <text:p>the most potent activator of phosphofructokinase (overrides inhibition by ATP and citrate) and is a potent regulator of glycolysis and gluconeogenesis.</text:p>
          </table:table-cell>
        </table:table-row>
        <table:table-row table:style-name="ro6">
          <table:table-cell table:style-name="ce5" office:value-type="string">
            <text:p>Glycolytic enzyme deficiency</text:p>
          </table:table-cell>
          <table:table-cell table:style-name="ce18" office:value-type="string">
            <text:p><text:span text:style-name="T3">Associated with hemolytic anemia by decreasing activity of Na</text:span><text:span text:style-name="T7">+</text:span><text:span text:style-name="T3">-K</text:span><text:span text:style-name="T7">+ </text:span><text:span text:style-name="T3">ATPase, leading to RBC swelling and lysis. \\ Due to deficiencies in pyruvate kinase (95%), phosphoglucose isomerase (4%), and other glycolytic enzymes.</text:span></text:p>
          </table:table-cell>
        </table:table-row>
        <table:table-row table:style-name="ro6">
          <table:table-cell table:style-name="ce5" office:value-type="string">
            <text:p>Pyruvate dehydrogenase complex</text:p>
          </table:table-cell>
          <table:table-cell table:style-name="ce9" office:value-type="string">
            <text:p><text:span text:style-name="T3">Reaction: pyruvate </text:span><text:span text:style-name="T5">+ </text:span><text:span text:style-name="T3">NAD</text:span><text:span text:style-name="T4">+ </text:span><text:span text:style-name="T5">+ </text:span><text:span text:style-name="T3">CoA </text:span><text:span text:style-name="T5">→ </text:span><text:span text:style-name="T3">acetyl-CoA </text:span><text:span text:style-name="T5">+ </text:span><text:span text:style-name="T3">CO</text:span><text:span text:style-name="T7">2 </text:span><text:span text:style-name="T5">+ </text:span><text:span text:style-name="T3">NADH.</text:span></text:p>
          </table:table-cell>
        </table:table-row>
        <table:table-row table:style-name="ro6">
          <table:table-cell table:style-name="ce11" office:value-type="string">
            <text:p><text:span text:style-name="T5">α</text:span><text:span text:style-name="T3">-ketoglutarate dehydrogenase complex</text:span></text:p>
          </table:table-cell>
          <table:table-cell table:style-name="ce18" office:value-type="string">
            <text:p><text:span text:style-name="T3">Pyrophosphate (B</text:span><text:span text:style-name="T7">1</text:span><text:span text:style-name="T3">, thiamine; TPP) 2. FAD (B</text:span><text:span text:style-name="T7">2</text:span><text:span text:style-name="T3">, riboflavin) 3. NAD (B</text:span><text:span text:style-name="T7">3</text:span><text:span text:style-name="T3">, niacin) 4. CoA (B</text:span><text:span text:style-name="T7">5</text:span><text:span text:style-name="T3">, pantothenate) 5. Lipoic acid</text:span></text:p>
          </table:table-cell>
        </table:table-row>
        <table:table-row table:style-name="ro4">
          <table:table-cell office:value-type="string">
            <text:p>Arsenic </text:p>
          </table:table-cell>
          <table:table-cell office:value-type="string">
            <text:p>nhibits lipoic acid: Vomiting Rice water stools Garlic breath</text:p>
          </table:table-cell>
        </table:table-row>
        <table:table-row table:style-name="ro6">
          <table:table-cell table:style-name="ce5" office:value-type="string">
            <text:p>Pyruvate dehydrogenase deficiency</text:p>
          </table:table-cell>
          <table:table-cell table:style-name="ce12" office:value-type="string">
            <text:p><text:span text:style-name="T3">Causes backup of substrate (pyruvate and alanine), resulting in lactic acidosis. Can be congenital or acquired (as in alcoholics due to B</text:span><text:span text:style-name="T7">1 </text:span><text:span text:style-name="T3">deficiency). </text:span><text:span text:style-name="T3">Findings: neurologic defects. Treatment: </text:span><text:span text:style-name="T5">↑ </text:span><text:span text:style-name="T3">intake of ketogenic nutrients </text:span></text:p>
          </table:table-cell>
        </table:table-row>
        <table:table-row table:style-name="ro4">
          <table:table-cell office:value-type="string">
            <text:p>the only purely ketogenic amino acids.</text:p>
          </table:table-cell>
          <table:table-cell office:value-type="string">
            <text:p>Lysine and Leucine</text:p>
          </table:table-cell>
        </table:table-row>
        <table:table-row table:style-name="ro4">
          <table:table-cell office:value-type="string">
            <text:p>Cori cycle</text:p>
          </table:table-cell>
          <table:table-cell office:value-type="string">
            <text:p>allows lactate generated during anaerobic metabolism to undergo hepatic gluconeogenesis and become a source of glucose for muscle/RBCs. This comes at the cost of a net loss of 4 ATP/cycle.</text:p>
          </table:table-cell>
        </table:table-row>
        <table:table-row table:style-name="ro4">
          <table:table-cell office:value-type="string">
            <text:p>Citrate </text:p>
          </table:table-cell>
          <table:table-cell table:style-name="ce8" office:value-type="string">
            <text:p>Krebs’ Starting Substrate For Making Oxaloacetate.</text:p>
          </table:table-cell>
        </table:table-row>
        <table:table-row table:style-name="ro6">
          <table:table-cell table:style-name="ce12" office:value-type="string">
            <text:p><text:span text:style-name="T3">Rotenone, CN</text:span><text:span text:style-name="T7">–</text:span><text:span text:style-name="T3">, antimycin A, CO.</text:span></text:p>
          </table:table-cell>
          <table:table-cell table:style-name="ce10" office:value-type="string">
            <text:p><text:span text:style-name="T3">Directly inhibit electron transport, causing a </text:span><text:span text:style-name="T5">↓ </text:span><text:span text:style-name="T3">proton gradient and block of ATP synthesis.</text:span></text:p>
          </table:table-cell>
        </table:table-row>
        <table:table-row table:style-name="ro6">
          <table:table-cell office:value-type="string">
            <text:p>Oligomycin.</text:p>
          </table:table-cell>
          <table:table-cell table:style-name="ce11" office:value-type="string">
            <text:p><text:span text:style-name="T3">Directly inhibit mitochondrial ATPase, causing an </text:span><text:span text:style-name="T5">↑ </text:span><text:span text:style-name="T3">proton gradient, but no ATP is produced because electron transport stops.</text:span></text:p>
          </table:table-cell>
        </table:table-row>
        <table:table-row table:style-name="ro6">
          <table:table-cell office:value-type="string">
            <text:p>2,4-DNP, aspirin, and thermogenin in brown fat.</text:p>
          </table:table-cell>
          <table:table-cell table:style-name="ce9" office:value-type="string">
            <text:p><text:span text:style-name="T5">↑ </text:span><text:span text:style-name="T3">permeability of membrane, causing a </text:span><text:span text:style-name="T5">↓ </text:span><text:span text:style-name="T3">proton gradient and </text:span><text:span text:style-name="T5">↑ </text:span><text:span text:style-name="T3">O</text:span><text:span text:style-name="T7">2 </text:span><text:span text:style-name="T3">consumption. ATP synthesis stops, but electron transport continues.</text:span></text:p>
          </table:table-cell>
        </table:table-row>
        <table:table-row table:style-name="ro6">
          <table:table-cell office:value-type="string">
            <text:p>Pyruvate carboxylase</text:p>
          </table:table-cell>
          <table:table-cell table:style-name="ce11" office:value-type="string">
            <text:p><text:span text:style-name="T3">In mitochondria. Pyruvate </text:span><text:span text:style-name="T5">→ </text:span><text:span text:style-name="T3">oxaloacetate. Gluconeogenesis goes through oxaloacetate (vs. glycolysis)</text:span></text:p>
          </table:table-cell>
        </table:table-row>
        <table:table-row table:style-name="ro6">
          <table:table-cell office:value-type="string">
            <text:p>PEP carboxykinase</text:p>
          </table:table-cell>
          <table:table-cell table:style-name="ce11" office:value-type="string">
            <text:p><text:span text:style-name="T3">In cytosol. Oxaloacetate </text:span><text:span text:style-name="T5">→ </text:span><text:span text:style-name="T3">phosphoenolpyruvate.</text:span></text:p>
          </table:table-cell>
        </table:table-row>
        <table:table-row table:style-name="ro9">
          <table:table-cell office:value-type="string">
            <text:p>Fructose-1,6-bisphosphatase</text:p>
          </table:table-cell>
          <table:table-cell table:style-name="ce10" office:value-type="string">
            <text:p><text:span text:style-name="T3">In cytosol. Fructose-1,6-bisphosphate </text:span><text:span text:style-name="T5">→</text:span></text:p>
            <text:p><text:span text:style-name="T11">fructose-6-P.</text:span></text:p>
          </table:table-cell>
        </table:table-row>
        <table:table-row table:style-name="ro6">
          <table:table-cell table:style-name="ce13" office:value-type="string">
            <text:p>Glucose-6- phosphatase</text:p>
          </table:table-cell>
          <table:table-cell table:style-name="ce10" office:value-type="string">
            <text:p><text:span text:style-name="T3">In ER. Glucose-6-P </text:span><text:span text:style-name="T5">→ </text:span><text:span text:style-name="T3">glucose.</text:span></text:p>
          </table:table-cell>
        </table:table-row>
        <table:table-row table:style-name="ro4">
          <table:table-cell table:style-name="Default" office:value-type="string">
            <text:p>gluconeogenesis</text:p>
          </table:table-cell>
          <table:table-cell office:value-type="string">
            <text:p>liver, kidney, intestinal epithelium. Muscle cannot participate in gluconeogenesis.</text:p>
          </table:table-cell>
        </table:table-row>
        <table:table-row table:style-name="ro4">
          <table:table-cell office:value-type="string">
            <text:p>Odd-chain fatty acids yield 1 propionyl-CoA</text:p>
          </table:table-cell>
          <table:table-cell office:value-type="string">
            <text:p>enter the TCA cycle, undergo gluconeogenesis, and serve as a glucose source. Even-chain fatty acids cannot produce new glucose, since they yield only acetyl-CoA equivalents.</text:p>
          </table:table-cell>
        </table:table-row>
        <table:table-row table:style-name="ro6">
          <table:table-cell table:style-name="ce5" office:value-type="string">
            <text:p>Pentose phosphate pathway (HMP shunt)</text:p>
          </table:table-cell>
          <table:table-cell office:value-type="string">
            <text:p>roduces NADPH, which is required for fatty acid and steroid biosynthesis and for glutathione reduction inside RBCs. All reactions of this pathway occur in the cytoplasm. No ATP is used or produced. Sites: lactating mammary glands, liver, adrenal cortex (sites of fatty acid or steroid synthesis), and RBCs.</text:p>
          </table:table-cell>
        </table:table-row>
        <table:table-row table:style-name="ro4">
          <table:table-cell office:value-type="string">
            <text:p>Oxidative (irreversible)</text:p>
          </table:table-cell>
          <table:table-cell office:value-type="string">
            <text:p>Glucose-6-phosphate dehydrogenase</text:p>
          </table:table-cell>
        </table:table-row>
        <table:table-row table:style-name="ro4">
          <table:table-cell office:value-type="string">
            <text:p>Nonoxidative (reversible)</text:p>
          </table:table-cell>
          <table:table-cell office:value-type="string">
            <text:p>Transketolases (require thiamine)</text:p>
          </table:table-cell>
        </table:table-row>
        <table:table-row table:style-name="ro6">
          <table:table-cell table:style-name="ce5" office:value-type="string">
            <text:p>Glucose-6- phosphate dehydrogenase deficiency</text:p>
          </table:table-cell>
          <table:table-cell table:style-name="ce11" office:value-type="string">
            <text:p><text:span text:style-name="T3">G6PD is a rate-limiting enzyme in HMP shunt (which yields NADPH). NADPH is necessary to keep glutathione reduced, which in turn detoxifies free radicals and peroxides. </text:span><text:span text:style-name="T5">↓ </text:span><text:span text:style-name="T3">NADPH in RBCs leads to hemolytic anemia due to poor RBC defense against oxidizing agents (fava beans, sulfonamides, primaquine) and antituberculosis drugs.</text:span></text:p>
          </table:table-cell>
        </table:table-row>
        <table:table-row table:style-name="ro4">
          <table:table-cell office:value-type="string">
            <text:p>Heinz bodies</text:p>
          </table:table-cell>
          <table:table-cell office:value-type="string">
            <text:p>altered Hemoglobin precipitates within RBCs. Bite cells result from the phagocytic removal of Heinz bodies from macrophages.</text:p>
          </table:table-cell>
        </table:table-row>
        <table:table-row table:style-name="ro6">
          <table:table-cell office:value-type="string">
            <text:p>Fructose intolerance</text:p>
          </table:table-cell>
          <table:table-cell table:style-name="ce19" office:value-type="string">
            <text:p><text:span text:style-name="T3">Hereditary deficiency of aldolase B (recessive). Fructose-1-phosphate accumulates, causing a </text:span><text:span text:style-name="T5">↓ </text:span><text:span text:style-name="T3">in available phosphate, which results in inhibition of glycogenolysis and gluconeogenesis. \\ </text:span><text:span text:style-name="T3">Symptoms: hypoglycemia, jaundice, cirrhosis, vomiting. Treatment: must </text:span><text:span text:style-name="T5">↓ </text:span><text:span text:style-name="T3">intake of both fructose and sucrose (glucose </text:span><text:span text:style-name="T5">+ </text:span><text:span text:style-name="T3">fructose).</text:span></text:p>
          </table:table-cell>
        </table:table-row>
        <table:table-row table:style-name="ro4">
          <table:table-cell office:value-type="string">
            <text:p>Essential fructosuria</text:p>
          </table:table-cell>
          <table:table-cell office:value-type="string">
            <text:p>Involves a defect in fructokinase and is a benign, asymptomatic condition, since fructose does not enter cells. Symptoms: fructose appears in blood and urine. Disorders of fructose metabolism cause milder symptoms than analogous disorders of galactose metabolism</text:p>
          </table:table-cell>
        </table:table-row>
        <table:table-row table:style-name="ro4">
          <table:table-cell office:value-type="string">
            <text:p>Galactosemia</text:p>
          </table:table-cell>
          <table:table-cell office:value-type="string">
            <text:p>Absence of galactose-1-phosphate uridyltransferase. Autosomal recessive. Damage is caused by accumulation of toxic substances (including galactitol) rather than absence of an essential compound. Symptoms: cataracts, hepatosplenomegaly, mental retardation.</text:p>
          </table:table-cell>
        </table:table-row>
        <table:table-row table:style-name="ro4">
          <table:table-cell office:value-type="string">
            <text:p>Galactokinase deficiency</text:p>
          </table:table-cell>
          <table:table-cell office:value-type="string">
            <text:p>Causes galactosemia and galactosuria, galactitol accumulation if galactose is present in diet.</text:p>
          </table:table-cell>
        </table:table-row>
        <table:table-row table:style-name="ro4">
          <table:table-cell office:value-type="string">
            <text:p>Essential</text:p>
          </table:table-cell>
          <table:table-cell office:value-type="string">
            <text:p>Ketogenic: Leu, Lys. Glucogenic/ketogenic: Ile, Phe, Tyr, Thr. Glucogenic: Met, Val, Arg, His.</text:p>
          </table:table-cell>
        </table:table-row>
        <table:table-row table:style-name="ro4">
          <table:table-cell office:value-type="string">
            <text:p>Acidic</text:p>
          </table:table-cell>
          <table:table-cell office:value-type="string">
            <text:p>Asp and Glu (negatively charged at body pH).</text:p>
          </table:table-cell>
        </table:table-row>
        <table:table-row table:style-name="ro4">
          <table:table-cell office:value-type="string">
            <text:p>Basic</text:p>
          </table:table-cell>
          <table:table-cell office:value-type="string">
            <text:p>Arg, Lys, and His. Arg is most basic. His has no charge at body pH.</text:p>
          </table:table-cell>
        </table:table-row>
        <table:table-row table:style-name="ro6">
          <table:table-cell office:value-type="string">
            <text:p>Hyperammonemia</text:p>
          </table:table-cell>
          <table:table-cell table:style-name="ce9" office:value-type="string">
            <text:p><text:span text:style-name="T3">Can be acquired (e.g., liver disease) or hereditary (e.g., ornithine transcarbamoylase deficiency). Excess NH</text:span><text:span text:style-name="T7">4+ </text:span><text:span text:style-name="T3">depletes </text:span><text:span text:style-name="T5">α</text:span><text:span text:style-name="T3">-ketoglutarate, leading to inhibition of TCA cycle. Treatment: benzoate or phenylbutyrate to lower serum ammonia levels.</text:span></text:p>
          </table:table-cell>
        </table:table-row>
        <table:table-row table:style-name="ro4">
          <table:table-cell table:style-name="ce14" office:value-type="string">
            <text:p>Phenylalanine</text:p>
          </table:table-cell>
          <table:table-cell table:style-name="ce20" office:value-type="string">
            <text:p>thryroxin, melanin, NE, Epi, Dopa, Dopamine , Tyrosine </text:p>
          </table:table-cell>
        </table:table-row>
        <table:table-row table:style-name="ro4">
          <table:table-cell table:style-name="ce14" office:value-type="string">
            <text:p>Tryptophan</text:p>
          </table:table-cell>
          <table:table-cell table:style-name="ce20" office:value-type="string">
            <text:p>Niacin Serotonin Melatonin</text:p>
          </table:table-cell>
        </table:table-row>
        <table:table-row table:style-name="ro4">
          <table:table-cell table:style-name="ce14" office:value-type="string">
            <text:p>Glycine</text:p>
          </table:table-cell>
          <table:table-cell table:style-name="ce20" office:value-type="string">
            <text:p>Porphyrin Heme</text:p>
          </table:table-cell>
        </table:table-row>
        <table:table-row table:style-name="ro4">
          <table:table-cell table:style-name="ce14" office:value-type="string">
            <text:p>Arginine</text:p>
          </table:table-cell>
          <table:table-cell table:style-name="ce20" office:value-type="string">
            <text:p>Creatine, urea, nitric oxide </text:p>
          </table:table-cell>
        </table:table-row>
        <table:table-row table:style-name="ro4">
          <table:table-cell table:style-name="Default" office:value-type="string">
            <text:p>glutamate </text:p>
          </table:table-cell>
          <table:table-cell table:style-name="Default" office:value-type="string">
            <text:p>gaba, gluathione </text:p>
          </table:table-cell>
        </table:table-row>
        <table:table-row table:style-name="ro6">
          <table:table-cell table:style-name="ce6" office:value-type="string">
            <text:p>Phenylketonuria</text:p>
          </table:table-cell>
          <table:table-cell table:style-name="ce11" office:value-type="string">
            <text:p><text:span text:style-name="T3">Normally, phenylalanine is converted into tyrosine (nonessential AA). In PKU, there is </text:span><text:span text:style-name="T5">↓ </text:span><text:span text:style-name="T3">phenylalanine hydroxylase or </text:span><text:span text:style-name="T5">↓ </text:span><text:span text:style-name="T3">tetrahydrobiopterin cofactor. Tyrosine becomes essential and phenylalanine builds up, leading to excess phenylketones in urine.</text:span></text:p>
          </table:table-cell>
        </table:table-row>
        <table:table-row table:style-name="ro6">
          <table:table-cell table:style-name="Default"/>
          <table:table-cell office:value-type="string">
            <text:p>Findings: mental retardation, growth retardation, fair skin, eczema, musty body odor. \\ <text:span text:style-name="T3">Treatment: </text:span><text:span text:style-name="T5">↓ </text:span><text:span text:style-name="T3">phenylalanine (contained in aspartame, e.g., NutraSweet) and </text:span><text:span text:style-name="T5">↑ </text:span><text:span text:style-name="T3">tyrosine in diet.</text:span></text:p>
          </table:table-cell>
        </table:table-row>
        <table:table-row table:style-name="ro6">
          <table:table-cell table:style-name="ce5" office:value-type="string">
            <text:p>Alkaptonuria (ochronosis)</text:p>
          </table:table-cell>
          <table:table-cell office:value-type="string">
            <text:p>Congenital deficiency of homogentisic acid oxidase in the degradative pathway of tyrosine. Resulting alkapton bodies cause urine to turn black on standing. Also, the connective tissue is dark. Benign disease. May have debilitating arthralgias.</text:p>
          </table:table-cell>
        </table:table-row>
        <table:table-row table:style-name="ro6">
          <table:table-cell table:style-name="ce5" office:value-type="string">
            <text:p>Albinism</text:p>
          </table:table-cell>
          <table:table-cell office:value-type="string">
            <text:p>Congenital deficiency of either of the following: 1. Tyrosinase (inability to synthesize melanin <text:span text:style-name="T3">from tyrosine)––autosomal recessive 2. Defective tyrosine transporters (</text:span><text:span text:style-name="T5">↓ </text:span><text:span text:style-name="T3">amounts of tyrosine and thus melanin) Can result from a lack of migration of neural crest cells.</text:span></text:p>
          </table:table-cell>
        </table:table-row>
        <table:table-row table:style-name="ro10">
          <table:table-cell table:style-name="ce5" office:value-type="string">
            <text:p>Homocystinuria</text:p>
          </table:table-cell>
          <table:table-cell table:style-name="ce15" office:value-type="string">
            <text:p><text:span text:style-name="T11">3 forms (all autosomal recessive): 1. Cystathionine synthase deficiency (treatment:</text:span></text:p>
            <text:p><text:span text:style-name="T5">↓ </text:span><text:span text:style-name="T3">Met and </text:span><text:span text:style-name="T5">↑ </text:span><text:span text:style-name="T3">Cys, and </text:span><text:span text:style-name="T5">↑ </text:span><text:span text:style-name="T3">B</text:span><text:span text:style-name="T7">12 </text:span><text:span text:style-name="T3">and folate in diet) 2. </text:span><text:span text:style-name="T5">↓ </text:span><text:span text:style-name="T3">affinity of cystathionine synthase for</text:span></text:p>
            <text:p><text:span text:style-name="T3">pyridoxal phosphate (treatment: </text:span><text:span text:style-name="T5">↑↑ </text:span><text:span text:style-name="T3">vitamin</text:span></text:p>
            <text:p><text:span text:style-name="T3">B</text:span><text:span text:style-name="T7">6 </text:span><text:span text:style-name="T3">in diet) 3. Homocysteine methyltransferase deficiency</text:span></text:p>
          </table:table-cell>
        </table:table-row>
        <table:table-row table:style-name="ro6">
          <table:table-cell table:style-name="ce5" office:value-type="string">
            <text:p>Cystinuria</text:p>
          </table:table-cell>
          <table:table-cell office:value-type="string">
            <text:p>Common (1:7000) inherited defect of renal tubular amino acid transporter for cysteine, ornithine, lysine, and arginine in the PCT of the kidneys. Excess cystine in urine can lead to the precipitation of cystine kidney stones (staghorn calculi).</text:p>
          </table:table-cell>
        </table:table-row>
        <table:table-row table:style-name="ro9">
          <table:table-cell table:style-name="ce5" office:value-type="string">
            <text:p>Maple syrup urine disease</text:p>
          </table:table-cell>
          <table:table-cell table:style-name="ce10" office:value-type="string">
            <text:p><text:span text:style-name="T3">Blocked degradation of branched amino acids (Ile, Val, Leu) due to </text:span><text:span text:style-name="T5">↓ α</text:span><text:span text:style-name="T3">-ketoacid dehydrogenase. Causes </text:span><text:span text:style-name="T5">↑ α</text:span><text:span text:style-name="T3">-ketoacids in the blood, especially Leu.</text:span></text:p>
            <text:p><text:span text:style-name="T11">Causes severe CNS defects, mental retardation, and death.</text:span></text:p>
          </table:table-cell>
        </table:table-row>
        <table:table-row table:style-name="ro6">
          <table:table-cell table:style-name="ce8" office:value-type="string">
            <text:p>Adenosine deaminase deficiency</text:p>
          </table:table-cell>
          <table:table-cell table:style-name="ce11" office:value-type="string">
            <text:p><text:span text:style-name="T3">ADA deficiency can cause SCID. Excess ATP and dATP imbalances nucleotide pool via feedback inhibition of ribonucleotide reductase. This prevents DNA synthesis and thus </text:span><text:span text:style-name="T5">↓ </text:span><text:span text:style-name="T3">lymphocyte count. 1st disease to be treated by experimental human gene therapy.</text:span></text:p>
          </table:table-cell>
        </table:table-row>
        <table:table-row table:style-name="ro4">
          <table:table-cell office:value-type="string">
            <text:p>Lesch-Nyhan syndrome</text:p>
          </table:table-cell>
          <table:table-cell office:value-type="string">
            <text:p>Purine salvage problem owing to absence of HGPRT, which converts hypoxanthine to IMP and guanine to GMP. X-linked recessive. Results in excess uric acid production. \\ Findings: retardation, self-mutilation, aggression, hyperuricemia, gout, and choreoathetosis.</text:p>
          </table:table-cell>
        </table:table-row>
        <table:table-row table:style-name="ro6">
          <table:table-cell office:value-type="string">
            <text:p>Anabolic effects of insulin:</text:p>
          </table:table-cell>
          <table:table-cell table:style-name="ce9" office:value-type="string">
            <text:p><text:span text:style-name="T5"><text:s/></text:span><text:span text:style-name="T3">glucose transport 2. </text:span><text:span text:style-name="T5">↑ </text:span><text:span text:style-name="T3">glycogen synthesis and storage 3. </text:span><text:span text:style-name="T5">↑ </text:span><text:span text:style-name="T3">triglyceride synthesis and storage 4. </text:span><text:span text:style-name="T5">↑ </text:span><text:span text:style-name="T3">Na</text:span><text:span text:style-name="T7">+ </text:span><text:span text:style-name="T3">retention (kidneys) 5. </text:span><text:span text:style-name="T5">↑ </text:span><text:span text:style-name="T3">protein synthesis (muscles) 6. </text:span><text:span text:style-name="T5">↑ </text:span><text:span text:style-name="T3">cellular uptake of K</text:span><text:span text:style-name="T7">+</text:span></text:p>
          </table:table-cell>
        </table:table-row>
        <table:table-row table:style-name="ro6">
          <table:table-cell office:value-type="string">
            <text:p>Von Gierke’s disease</text:p>
          </table:table-cell>
          <table:table-cell table:style-name="ce11" office:value-type="string">
            <text:p><text:span text:style-name="T3">Severe fasting hypoglycemia, </text:span><text:span text:style-name="T5">↑↑ </text:span><text:span text:style-name="T3">glycogen in liver, </text:span><text:span text:style-name="T5">↑ </text:span><text:span text:style-name="T3">blood lactate, hepatomegaly. Glucose- 6-phosphatase</text:span></text:p>
          </table:table-cell>
        </table:table-row>
        <table:table-row table:style-name="ro5">
          <table:table-cell office:value-type="string">
            <text:p>Pompe’s disease</text:p>
          </table:table-cell>
          <table:table-cell office:value-type="string">
            <text:p><text:span text:style-name="T3">Lysosomal </text:span><text:span text:style-name="T5">α</text:span><text:span text:style-name="T3">-1,4- glucosidase (acid maltase)</text:span><text:span text:style-name="T14">Cardiomegaly and systemic findings leading to early death</text:span></text:p>
          </table:table-cell>
        </table:table-row>
        <table:table-row table:style-name="ro5">
          <table:table-cell office:value-type="string">
            <text:p>Cori’s disease</text:p>
          </table:table-cell>
          <table:table-cell office:value-type="string">
            <text:p><text:span text:style-name="T3">Debranching enzyme </text:span><text:span text:style-name="T5">α</text:span><text:span text:style-name="T3">-1,6-glucosidase. </text:span><text:span text:style-name="T14">Milder form of type I with normal blood lactate levels</text:span></text:p>
          </table:table-cell>
        </table:table-row>
        <table:table-row table:style-name="ro11">
          <table:table-cell office:value-type="string">
            <text:p>McArdle’s disease</text:p>
          </table:table-cell>
          <table:table-cell table:style-name="ce10" office:value-type="string">
            <text:p><text:span text:style-name="T5">Skeletal muscle glycogen</text:span></text:p>
            <text:p><text:span text:style-name="T5">Phosphorylase. ↑ </text:span><text:span text:style-name="T3">glycogen in muscle, but cannot break it down, leading to painful muscle cramps, myoglobinuria with strenuous exercise</text:span></text:p>
          </table:table-cell>
        </table:table-row>
        <table:table-row table:style-name="ro5">
          <table:table-cell office:value-type="string">
            <text:p>Fabry’s disease</text:p>
          </table:table-cell>
          <table:table-cell office:value-type="string">
            <text:p><text:span text:style-name="T5">α</text:span><text:span text:style-name="T3">-galactosidase A</text:span><text:span text:style-name="T14">peripheral neuropathy of hands/feet, angiokeratomas, cardiovascular/renal disease</text:span></text:p>
          </table:table-cell>
        </table:table-row>
        <table:table-row table:style-name="ro6">
          <table:table-cell office:value-type="string">
            <text:p>Gaucher’s disease</text:p>
          </table:table-cell>
          <table:table-cell office:value-type="string">
            <text:p>Hepatosplenomegaly, aseptic necrosis of femur, bone crises, Gaucher’s cells (macrophages that look like crumpled tissue paper)<text:span text:style-name="T5">β</text:span><text:span text:style-name="T3">-glucocerebrosidase</text:span></text:p>
          </table:table-cell>
        </table:table-row>
        <table:table-row table:style-name="ro5">
          <table:table-cell office:value-type="string">
            <text:p>Niemann-Pick disease</text:p>
          </table:table-cell>
          <table:table-cell office:value-type="string">
            <text:p><text:span text:style-name="T3">Sphingomyelinase</text:span><text:span text:style-name="T14">Progressive neurodegeneration, hepatosplenomegaly, cherry- red spot (on macula), foam cells</text:span></text:p>
          </table:table-cell>
        </table:table-row>
        <table:table-row table:style-name="ro5">
          <table:table-cell office:value-type="string">
            <text:p>Tay-Sachs disease</text:p>
          </table:table-cell>
          <table:table-cell office:value-type="string">
            <text:p><text:span text:style-name="T3">Hexosaminidase A</text:span><text:span text:style-name="T14">Progressive neurodegeneration, developmental delay, cherry-red spot, lysosomes with onion skin, </text:span><text:span text:style-name="T3">GM</text:span><text:span text:style-name="T7">2 </text:span><text:span text:style-name="T3">ganglioside</text:span></text:p>
          </table:table-cell>
        </table:table-row>
        <table:table-row table:style-name="ro4">
          <table:table-cell office:value-type="string">
            <text:p>Krabbe’s disease</text:p>
          </table:table-cell>
          <table:table-cell office:value-type="string">
            <text:p>Peripheral neuropathy, developmental delay, optic atrophy, globoid cells, <text:span text:style-name="T3">Galactocerebrosidase</text:span></text:p>
          </table:table-cell>
        </table:table-row>
        <table:table-row table:style-name="ro5">
          <table:table-cell office:value-type="string">
            <text:p>Metachromatic leukodystrophy</text:p>
          </table:table-cell>
          <table:table-cell office:value-type="string">
            <text:p><text:span text:style-name="T3">Arylsulfatase A, </text:span><text:span text:style-name="T14">Central and peripheral demyelination with ataxia, dementia</text:span></text:p>
          </table:table-cell>
        </table:table-row>
        <table:table-row table:style-name="ro5">
          <table:table-cell office:value-type="string">
            <text:p>Hurler’s syndrome</text:p>
          </table:table-cell>
          <table:table-cell office:value-type="string">
            <text:p><text:span text:style-name="T5">Α</text:span><text:span text:style-name="T3">-</text:span><text:span text:style-name="T7">L</text:span><text:span text:style-name="T3">-iduronidase, </text:span><text:span text:style-name="T14">Developmental delay, gargoylism, airway obstruction, corneal clouding, hepatosplenomegaly, </text:span><text:span text:style-name="T15">Heparan sulfate,</text:span><text:span text:style-name="T15"><text:tab/></text:span><text:span text:style-name="T15">AR dermatan sulfate</text:span></text:p>
          </table:table-cell>
        </table:table-row>
        <table:table-row table:style-name="ro4">
          <table:table-cell office:value-type="string">
            <text:p>Hunter’s syndrome</text:p>
          </table:table-cell>
          <table:table-cell office:value-type="string">
            <text:p>Mild Hurler’s + aggressive behavior, no corneal clouding, <text:span text:style-name="T3">Iduronate sulfatase</text:span></text:p>
          </table:table-cell>
        </table:table-row>
        <table:table-row table:style-name="ro4">
          <table:table-cell table:style-name="Default" office:value-type="string">
            <text:p>apolipoproteins</text:p>
          </table:table-cell>
          <table:table-cell office:value-type="string">
            <text:p>A-I––Activates LCAT. B-100––Binds to LDL receptor, mediates VLDL secretion. C-II––Cofactor for lipoprotein lipase. B-48––Mediates chylomicron secretion. E––Mediates Extra (remnant) uptake.</text:p>
          </table:table-cell>
        </table:table-row>
        <table:table-row table:style-name="ro6">
          <table:table-cell table:style-name="ce8" office:value-type="string">
            <text:p>Lead poisoning</text:p>
          </table:table-cell>
          <table:table-cell table:style-name="ce10" office:value-type="string">
            <text:p><text:span text:style-name="T3">Ferrochelatase and ALA dehydratase, Coproporphyrin and </text:span><text:span text:style-name="T5">δ</text:span><text:span text:style-name="T3">-ALA</text:span></text:p>
          </table:table-cell>
        </table:table-row>
        <table:table-row table:style-name="ro6">
          <table:table-cell office:value-type="string">
            <text:p>Acute intermittent porphyria</text:p>
          </table:table-cell>
          <table:table-cell office:value-type="string">
            <text:p>Porphobilinogen deaminase, <text:span text:style-name="T3">Porphobilinogen and </text:span><text:span text:style-name="T5">δ</text:span><text:span text:style-name="T3">-ALA</text:span></text:p>
          </table:table-cell>
        </table:table-row>
        <table:table-row table:style-name="ro4">
          <table:table-cell office:value-type="string">
            <text:p>Porphyria cutanea tarda</text:p>
          </table:table-cell>
          <table:table-cell office:value-type="string">
            <text:p>Uroporphyrinogen decarboxylase, <text:span text:style-name="T3">Uroporphyrin (tea-colored)</text:span></text:p>
          </table:table-cell>
        </table:table-row>
        <table:table-row table:style-name="ro6">
          <table:table-cell table:style-name="ce5" office:value-type="string">
            <text:p>Heme catabolism</text:p>
          </table:table-cell>
          <table:table-cell table:style-name="ce15" office:value-type="string">
            <text:p><text:span text:style-name="T3">Heme is scavenged from RBCs and Fe</text:span><text:span text:style-name="T7">2</text:span><text:span text:style-name="T4">+ </text:span><text:span text:style-name="T3">is reused. Heme </text:span><text:span text:style-name="T5">→ </text:span><text:span text:style-name="T3">biliverdin </text:span><text:span text:style-name="T5">→ </text:span><text:span text:style-name="T3">bilirubin (sparingly water soluble, toxic to CNS, transported by albumin). Bilirubin is removed from blood by liver, conjugated with glucuronate, and excreted in bile. Some urobilinogen, an intestinal intermediate, is reabsorbed into blood and excreted as urobilin into urine. Biliverdin gives bruises their blue-green color. Jaundiced newborns are exposed to UV light, which converts bilirubin to urine-soluble products.</text:span></text:p>
          </table:table-cell>
        </table:table-row>
        <table:table-row table:style-name="ro4">
          <table:table-cell table:style-name="Default" office:value-type="string">
            <text:p>co2 transport in blood </text:p>
          </table:table-cell>
          <table:table-cell table:style-name="ce12" office:value-type="string">
            <text:p><text:span text:style-name="T3">CO</text:span><text:span text:style-name="T7">2 </text:span><text:span text:style-name="T3">that is transported in blood and not bound to hemoglobin is primarily in bicarbonate form. \\ </text:span><text:span text:style-name="T3">CO</text:span><text:span text:style-name="T7">2 </text:span><text:span text:style-name="T3">(primarily as carbamate) binds to amino acids in globin chain at N terminus, but not to heme. \\ CO</text:span><text:span text:style-name="T7">2 </text:span><text:span text:style-name="T3">binding favors T (taut) form of hemoglobin, promoting O</text:span><text:span text:style-name="T7">2 </text:span><text:span text:style-name="T3">unloading (negative allosteric regulation).</text:span></text:p>
          </table:table-cell>
        </table:table-row>
        <table:table-row table:style-name="ro6">
          <table:table-cell office:value-type="string">
            <text:p>Methemoglobin</text:p>
          </table:table-cell>
          <table:table-cell table:style-name="ce9" office:value-type="string">
            <text:p><text:span text:style-name="T3">Oxidized form of hemoglobin (ferric, Fe</text:span><text:span text:style-name="T7">3+</text:span><text:span text:style-name="T3">) that does not bind O</text:span><text:span text:style-name="T7">2 </text:span><text:span text:style-name="T3">as readily, but has </text:span><text:span text:style-name="T5">↑ </text:span><text:span text:style-name="T3">affinity for CN</text:span><text:span text:style-name="T7">–</text:span><text:span text:style-name="T3">. \\ </text:span><text:span text:style-name="T3">Iron in hemoglobin is normally in a reduced state (ferrous, Fe</text:span><text:span text:style-name="T7">2+</text:span><text:span text:style-name="T3">).</text:span></text:p>
          </table:table-cell>
        </table:table-row>
        <table:table-row table:style-name="ro4">
          <table:table-cell table:style-name="Default"/>
          <table:table-cell office:value-type="string">
            <text:p>To treat cyanide poisoning, use nitrites to oxidize hemoglobin to methemoglobin, which binds cyanide, allowing cytochrome oxidase to function. Use thiosulfate to bind this cyanide, forming thiocyanate, which is renally excreted.</text:p>
          </table:table-cell>
        </table:table-row>
        <table:table-row table:style-name="ro4">
          <table:table-cell office:value-type="string">
            <text:p>Carboxyhemoglobin</text:p>
          </table:table-cell>
          <table:table-cell table:style-name="ce12" office:value-type="string">
            <text:p><text:span text:style-name="T3">Form of hemoglobin bound to CO in place of O</text:span><text:span text:style-name="T7">2</text:span><text:span text:style-name="T3">.</text:span></text:p>
          </table:table-cell>
        </table:table-row>
        <table:table-row table:style-name="ro3">
          <table:table-cell office:value-type="string">
            <text:p>Tuberous sclerosis</text:p>
          </table:table-cell>
          <table:table-cell table:style-name="ce9" office:value-type="string">
            <text:p><text:span text:style-name="T3">Findings: facial lesions (adenoma sebaceum), hypopigmented “ash leaf spots” on skin, cortical and retinal hamartomas, seizures, mental retardation, renal cysts and renal angiomyolipomas, cardiac rhabdomyomas, </text:span><text:span text:style-name="T2">↑ </text:span><text:span text:style-name="T3">incidence of astrocytomas. Incomplete penetrance, variable presentation.</text:span></text:p>
          </table:table-cell>
        </table:table-row>
        <table:table-row table:style-name="ro6">
          <table:table-cell office:value-type="string">
            <text:p>on Hippel–Lindau disease</text:p>
          </table:table-cell>
          <table:table-cell table:style-name="ce11" office:value-type="string">
            <text:p><text:span text:style-name="T3">Findings: hemangioblastomas of retina/cerebellum/medulla; about half of affected individuals develop multiple bilateral renal cell carcinomas and other tumors. Associated with deletion of VHL gene (tumor suppressor) on chromosome 3 (3p). Von Hippel–Lindau </text:span><text:span text:style-name="T5">= </text:span><text:span text:style-name="T3">3 words for chromosome 3.</text:span></text:p>
          </table:table-cell>
        </table:table-row>
        <table:table-row table:style-name="ro4">
          <table:table-cell office:value-type="string">
            <text:p>Achondroplasia</text:p>
          </table:table-cell>
          <table:table-cell office:value-type="string">
            <text:p>Autosomal-dominant cell-signaling defect of fibroblast growth factor (FGF) receptor 3. Results in dwarfism; short limbs, but head and trunk are normal size. Associated with advanced paternal age.</text:p>
          </table:table-cell>
        </table:table-row>
        <table:table-row table:style-name="ro6">
          <table:table-cell table:style-name="ce6" office:value-type="string">
            <text:p>Autosomal- recessive diseases</text:p>
          </table:table-cell>
          <table:table-cell table:style-name="ce9" office:value-type="string">
            <text:p><text:span text:style-name="T3">Cystic fibrosis, albinism, </text:span><text:span text:style-name="T5">α</text:span><text:span text:style-name="T4">1</text:span><text:span text:style-name="T3">-antitrypsin deficiency, phenylketonuria, thalassemias, sickle cell anemias, glycogen storage diseases, mucopolysaccharidoses (except Hunter’s), sphingolipidoses (except Fabry’s), infant polycystic kidney disease, hemochromatosis.</text:span></text:p>
          </table:table-cell>
        </table:table-row>
        <table:table-row table:style-name="ro4">
          <table:table-cell table:style-name="ce5" office:value-type="string">
            <text:p>X-linked recessive disorders</text:p>
          </table:table-cell>
          <table:table-cell office:value-type="string">
            <text:p>Bruton’s agammaglobulinemia, Wiskott-Aldrich syndrome, Fragile X, G6PD deficiency, Ocular albinism, Lesch-Nyhan syndrome, Duchenne’s muscular dystrophy, Hemophilia A and B, Fabry’s disease, Hunter’s syndrome.</text:p>
          </table:table-cell>
        </table:table-row>
        <table:table-row table:style-name="ro4">
          <table:table-cell office:value-type="string">
            <text:p>Be Wise, Fool’s GOLD Heeds False Hope.</text:p>
          </table:table-cell>
          <table:table-cell table:style-name="Default" office:value-type="string">
            <text:p>X linked </text:p>
          </table:table-cell>
        </table:table-row>
        <table:table-row table:style-name="ro4">
          <table:table-cell table:style-name="ce5" office:value-type="string">
            <text:p>Fragile X syndrome</text:p>
          </table:table-cell>
          <table:table-cell office:value-type="string">
            <text:p>X-linked defect affecting the methylation and expression of the FMR1 gene. Associated with chromosomal breakage. The 2nd most common cause of genetic mental retardation (the most common cause is Down syndrome). Associated with macro-orchidism (enlarged testes), long face with a large jaw, large everted ears, and autism.</text:p>
          </table:table-cell>
        </table:table-row>
        <table:table-row table:style-name="ro6">
          <table:table-cell table:style-name="ce5" office:value-type="string">
            <text:p>Trinucleotide repeat expansion diseases</text:p>
          </table:table-cell>
          <table:table-cell office:value-type="string">
            <text:p>Huntington’s disease, myotonic dystrophy, Friedreich’s ataxia, fragile X syndrome. <text:span text:style-name="T3">May show anticipation (disease severity </text:span><text:span text:style-name="T5">↑ </text:span><text:span text:style-name="T3">and age of onset </text:span><text:span text:style-name="T5">↓ </text:span><text:span text:style-name="T3">in successive generations).</text:span></text:p>
          </table:table-cell>
        </table:table-row>
        <table:table-row table:style-name="ro6">
          <table:table-cell table:style-name="ce5" office:value-type="string">
            <text:p>Cri-du-chat syndrome</text:p>
          </table:table-cell>
          <table:table-cell table:style-name="ce19" office:value-type="string">
            <text:p><text:span text:style-name="T3">Congenital deletion of short arm of chromosome 5 (46,XX or XY, 5p</text:span><text:span text:style-name="T5">−</text:span><text:span text:style-name="T3">). \\ Findings: microcephaly, severe mental retardation, high-pitched crying/mewing, epicanthal folds, cardiac abnormalities.</text:span></text:p>
          </table:table-cell>
        </table:table-row>
        <table:table-row table:style-name="ro6">
          <table:table-cell table:style-name="ce5" office:value-type="string">
            <text:p>22q11 syndromes</text:p>
          </table:table-cell>
          <table:table-cell table:style-name="ce11" office:value-type="string">
            <text:p><text:span text:style-name="T3">Cleft palate, Abnormal facies, Thymic aplasia </text:span><text:span text:style-name="T5">→ </text:span><text:span text:style-name="T3">T-cell deficiency, Cardiac defects, Hypocalcemia 2° to parathyroid aplasia, microdeletion at chromosome 22q11. Variable presentation as DiGeorge syndrome (thymic, parathyroid, and cardiac defects) or velocardiofacial syndrome (palate, facial, and cardiac defects).</text:span></text:p>
          </table:table-cell>
        </table:table-row>
        <table:table-row table:style-name="ro4">
          <table:table-cell office:value-type="string">
            <text:p>Patau’s syndrome</text:p>
          </table:table-cell>
          <table:table-cell office:value-type="string">
            <text:p>13 (Puberty = 13), <text:span text:style-name="T3">Microphthalmia, microcephaly, cleft lip/palate, Polydactyly, Rocker-bottom feet</text:span></text:p>
          </table:table-cell>
        </table:table-row>
        <table:table-row table:style-name="ro4">
          <table:table-cell office:value-type="string">
            <text:p>Edwards’ syndrome</text:p>
          </table:table-cell>
          <table:table-cell table:style-name="ce8" office:value-type="string">
            <text:p>18 (Election age = 18), <text:span text:style-name="T3">Prominent occiput, micrognathia (small jaw), low-set ears, Clenched hands, Rocker-bottom feet</text:span></text:p>
          </table:table-cell>
        </table:table-row>
        <table:table-row table:style-name="ro5">
          <table:table-cell office:value-type="string">
            <text:p>Down syndrome</text:p>
          </table:table-cell>
          <table:table-cell office:value-type="string">
            <text:p><text:span text:style-name="T14">21 (Drinking age = 21), </text:span><text:span text:style-name="T5">↑Simian crease,Gap between first 2 toes, <text:s text:c="2"/>α</text:span><text:span text:style-name="T3">-fetoprotein, </text:span><text:span text:style-name="T5">↓ β</text:span><text:span text:style-name="T3">-hCG, </text:span><text:span text:style-name="T5">↑ </text:span><text:span text:style-name="T3">nuchal translucency, Flat facial profile, prominent epicanthal folds, </text:span></text:p>
          </table:table-cell>
        </table:table-row>
      </table:table>
      <table:table table:name="Sheet2" table:style-name="ta1" table:print="false">
        <table:table-column table:style-name="co3" table:default-cell-style-name="Default"/>
        <table:table-row table:style-name="ro4">
          <table:table-cell/>
        </table:table-row>
      </table:table>
      <table:table table:name="Sheet3" table:style-name="ta1" table:print="false">
        <table:table-column table:style-name="co3" table:default-cell-style-name="Default"/>
        <table:table-row table:style-name="ro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ce style:name="Times-Roman" svg:font-family="Times-Roman" style:font-family-generic="roman"/>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16">07/16/2010</text:date>, <text:time>04:58: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e  tang</meta:initial-creator>
    <meta:creation-date>2010-07-14T21:07:53</meta:creation-date>
    <dc:date>2010-07-16T04:58:43</dc:date>
    <dc:creator>Jianshi Huang</dc:creator>
    <meta:editing-duration>PT04H11M24S</meta:editing-duration>
    <meta:editing-cycles>9</meta:editing-cycles>
    <meta:generator>OpenOffice.org/3.2$Unix OpenOffice.org_project/320m12$Build-9483</meta:generator>
    <meta:document-statistic meta:table-count="3" meta:cell-count="403" meta:object-count="0"/>
  </office:meta>
</office:document-meta>
</file>